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60" office:value-type="float" office:value="333" calcext:value-type="float">
            <text:p>33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0475540401756816" calcext:value-type="float">
            <text:p>0.047554040175682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0329640763924518" calcext:value-type="float">
            <text:p>0.000329640763925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3H52M38.251S" calcext:value-type="time">
            <text:p>13:52:38.2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6202207" calcext:value-type="float">
            <text:p>-6.20E-10</text:p>
          </table:table-cell>
          <table:table-cell table:formula="of:=[.C4]*10^9" office:value-type="float" office:value="-0.6202207" calcext:value-type="float">
            <text:p>-0.6202207</text:p>
          </table:table-cell>
          <table:table-cell table:formula="of:=[.$N$1]*[.D4]" office:value-type="float" office:value="-0.0294940000855893" calcext:value-type="float">
            <text:p>-0.029494000085589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)</text:p>
          </table:table-cell>
          <table:table-cell table:number-columns-repeated="4"/>
        </table:table-row>
        <table:table-row table:style-name="ro1">
          <table:table-cell office:value-type="time" office:time-value="PT13H52M38.663S" calcext:value-type="time">
            <text:p>13:52:38.6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4297001" calcext:value-type="float">
            <text:p>-4.30E-10</text:p>
          </table:table-cell>
          <table:table-cell table:formula="of:=[.C5]*10^9" office:value-type="float" office:value="-0.4297001" calcext:value-type="float">
            <text:p>-0.4297001</text:p>
          </table:table-cell>
          <table:table-cell table:formula="of:=[.$N$1]*[.D5]" office:value-type="float" office:value="-0.0204339758188944" calcext:value-type="float">
            <text:p>-0.020433975818894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D4:.D8])" office:value-type="float" office:value="-0.39403105" calcext:value-type="float">
            <text:p>-0.39403105</text:p>
          </table:table-cell>
          <table:table-cell office:value-type="float" office:value="0.05" calcext:value-type="float">
            <text:p>0.05</text:p>
          </table:table-cell>
          <table:table-cell table:formula="of:=(MAX([.D4:.D8])-MIN([.D4:.D8]))/2" office:value-type="float" office:value="0.267103125" calcext:value-type="float">
            <text:p>0.267103125</text:p>
          </table:table-cell>
          <table:table-cell table:number-columns-repeated="4"/>
        </table:table-row>
        <table:table-row table:style-name="ro1">
          <table:table-cell office:value-type="time" office:time-value="PT13H52M39.031S" calcext:value-type="time">
            <text:p>13:52:39.0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4248387" calcext:value-type="float">
            <text:p>-4.25E-10</text:p>
          </table:table-cell>
          <table:table-cell table:formula="of:=[.C6]*10^9" office:value-type="float" office:value="-0.4248387" calcext:value-type="float">
            <text:p>-0.4248387</text:p>
          </table:table-cell>
          <table:table-cell table:formula="of:=[.$N$1]*[.D6]" office:value-type="float" office:value="-0.0202027966079843" calcext:value-type="float">
            <text:p>-0.020202796607984</text:p>
          </table:table-cell>
          <table:table-cell table:number-columns-repeated="9"/>
        </table:table-row>
        <table:table-row table:style-name="ro1">
          <table:table-cell office:value-type="time" office:time-value="PT13H52M39.399S" calcext:value-type="time">
            <text:p>13:52:39.4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8601445" calcext:value-type="float">
            <text:p>-8.60E-11</text:p>
          </table:table-cell>
          <table:table-cell table:formula="of:=[.C7]*10^9" office:value-type="float" office:value="-0.08601445" calcext:value-type="float">
            <text:p>-0.08601445</text:p>
          </table:table-cell>
          <table:table-cell table:formula="of:=[.$N$1]*[.D7]" office:value-type="float" office:value="-0.00409033461098916" calcext:value-type="float">
            <text:p>-0.004090334610989</text:p>
          </table:table-cell>
          <table:table-cell table:number-columns-repeated="9"/>
        </table:table-row>
        <table:table-row table:style-name="ro1">
          <table:table-cell office:value-type="time" office:time-value="PT13H52M39.767S" calcext:value-type="time">
            <text:p>13:52:39.7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4093813" calcext:value-type="float">
            <text:p>-4.09E-10</text:p>
          </table:table-cell>
          <table:table-cell table:formula="of:=[.C8]*10^9" office:value-type="float" office:value="-0.4093813" calcext:value-type="float">
            <text:p>-0.4093813</text:p>
          </table:table-cell>
          <table:table-cell table:formula="of:=[.$N$1]*[.D8]" office:value-type="float" office:value="-0.0194677347873727" calcext:value-type="float">
            <text:p>-0.019467734787373</text:p>
          </table:table-cell>
          <table:table-cell table:number-columns-repeated="9"/>
        </table:table-row>
        <table:table-row table:style-name="ro1">
          <table:table-cell office:value-type="time" office:time-value="PT13H52M40.943S" calcext:value-type="time">
            <text:p>13:52:40.9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549043" calcext:value-type="float">
            <text:p>-3.55E-10</text:p>
          </table:table-cell>
          <table:table-cell table:formula="of:=[.C9]*10^9" office:value-type="float" office:value="-0.3549043" calcext:value-type="float">
            <text:p>-0.3549043</text:p>
          </table:table-cell>
          <table:table-cell table:formula="of:=[.$N$1]*[.D9]" office:value-type="float" office:value="-0.0168771333407221" calcext:value-type="float">
            <text:p>-0.016877133340722</text:p>
          </table:table-cell>
          <table:table-cell table:number-columns-repeated="9"/>
        </table:table-row>
        <table:table-row table:style-name="ro1">
          <table:table-cell office:value-type="time" office:time-value="PT13H52M41.327S" calcext:value-type="time">
            <text:p>13:52:41.3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58291" calcext:value-type="float">
            <text:p>-2.76E-10</text:p>
          </table:table-cell>
          <table:table-cell table:formula="of:=[.C10]*10^9" office:value-type="float" office:value="-0.2758291" calcext:value-type="float">
            <text:p>-0.2758291</text:p>
          </table:table-cell>
          <table:table-cell table:formula="of:=[.$N$1]*[.D10]" office:value-type="float" office:value="-0.0131167881030221" calcext:value-type="float">
            <text:p>-0.013116788103022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D9:.D13])" office:value-type="float" office:value="-0.46647444" calcext:value-type="float">
            <text:p>-0.46647444</text:p>
          </table:table-cell>
          <table:table-cell office:value-type="float" office:value="0.05" calcext:value-type="float">
            <text:p>0.05</text:p>
          </table:table-cell>
          <table:table-cell table:formula="of:=(MAX([.D9:.D13])-MIN([.D9:.D13]))/2" office:value-type="float" office:value="0.26861985" calcext:value-type="float">
            <text:p>0.26861985</text:p>
          </table:table-cell>
          <table:table-cell table:number-columns-repeated="4"/>
        </table:table-row>
        <table:table-row table:style-name="ro1">
          <table:table-cell office:value-type="time" office:time-value="PT13H52M41.711S" calcext:value-type="time">
            <text:p>13:52:41.7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906816" calcext:value-type="float">
            <text:p>-3.91E-10</text:p>
          </table:table-cell>
          <table:table-cell table:formula="of:=[.C11]*10^9" office:value-type="float" office:value="-0.3906816" calcext:value-type="float">
            <text:p>-0.3906816</text:p>
          </table:table-cell>
          <table:table-cell table:formula="of:=[.$N$1]*[.D11]" office:value-type="float" office:value="-0.0185784885022996" calcext:value-type="float">
            <text:p>-0.0185784885023</text:p>
          </table:table-cell>
          <table:table-cell table:number-columns-repeated="9"/>
        </table:table-row>
        <table:table-row table:style-name="ro1">
          <table:table-cell office:value-type="time" office:time-value="PT13H52M42.094S" calcext:value-type="time">
            <text:p>13:52:42.0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4978884" calcext:value-type="float">
            <text:p>-4.98E-10</text:p>
          </table:table-cell>
          <table:table-cell table:formula="of:=[.C12]*10^9" office:value-type="float" office:value="-0.4978884" calcext:value-type="float">
            <text:p>-0.4978884</text:p>
          </table:table-cell>
          <table:table-cell table:formula="of:=[.$N$1]*[.D12]" office:value-type="float" office:value="-0.0236766049766058" calcext:value-type="float">
            <text:p>-0.023676604976606</text:p>
          </table:table-cell>
          <table:table-cell table:number-columns-repeated="9"/>
        </table:table-row>
        <table:table-row table:style-name="ro1">
          <table:table-cell office:value-type="time" office:time-value="PT13H52M42.47S" calcext:value-type="time">
            <text:p>13:52:42.4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8130688" calcext:value-type="float">
            <text:p>-8.13E-10</text:p>
          </table:table-cell>
          <table:table-cell table:formula="of:=[.C13]*10^9" office:value-type="float" office:value="-0.8130688" calcext:value-type="float">
            <text:p>-0.8130688</text:p>
          </table:table-cell>
          <table:table-cell table:formula="of:=[.$N$1]*[.D13]" office:value-type="float" office:value="-0.0386647063807932" calcext:value-type="float">
            <text:p>-0.038664706380793</text:p>
          </table:table-cell>
          <table:table-cell table:number-columns-repeated="9"/>
        </table:table-row>
        <table:table-row table:style-name="ro1">
          <table:table-cell office:value-type="time" office:time-value="PT13H52M43.646S" calcext:value-type="time">
            <text:p>13:52:43.6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6747375" calcext:value-type="float">
            <text:p>-6.75E-10</text:p>
          </table:table-cell>
          <table:table-cell table:formula="of:=[.C14]*10^9" office:value-type="float" office:value="-0.6747375" calcext:value-type="float">
            <text:p>-0.6747375</text:p>
          </table:table-cell>
          <table:table-cell table:formula="of:=[.$N$1]*[.D14]" office:value-type="float" office:value="-0.0320864941830389" calcext:value-type="float">
            <text:p>-0.032086494183039</text:p>
          </table:table-cell>
          <table:table-cell table:number-columns-repeated="9"/>
        </table:table-row>
        <table:table-row table:style-name="ro1">
          <table:table-cell office:value-type="time" office:time-value="PT13H52M44.03S" calcext:value-type="time">
            <text:p>13:52:44.0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6192649" calcext:value-type="float">
            <text:p>-6.19E-10</text:p>
          </table:table-cell>
          <table:table-cell table:formula="of:=[.C15]*10^9" office:value-type="float" office:value="-0.6192649" calcext:value-type="float">
            <text:p>-0.6192649</text:p>
          </table:table-cell>
          <table:table-cell table:formula="of:=[.$N$1]*[.D15]" office:value-type="float" office:value="-0.0294485479339894" calcext:value-type="float">
            <text:p>-0.0294485479339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D14:.D18])" office:value-type="float" office:value="-0.73131708" calcext:value-type="float">
            <text:p>-0.73131708</text:p>
          </table:table-cell>
          <table:table-cell office:value-type="float" office:value="0.05" calcext:value-type="float">
            <text:p>0.05</text:p>
          </table:table-cell>
          <table:table-cell table:formula="of:=(MAX([.D14:.D18])-MIN([.D14:.D18]))/2" office:value-type="float" office:value="0.1184271" calcext:value-type="float">
            <text:p>0.1184271</text:p>
          </table:table-cell>
          <table:table-cell table:number-columns-repeated="4"/>
        </table:table-row>
        <table:table-row table:style-name="ro1">
          <table:table-cell office:value-type="time" office:time-value="PT13H52M44.414S" calcext:value-type="time">
            <text:p>13:52:44.4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7336588" calcext:value-type="float">
            <text:p>-7.34E-10</text:p>
          </table:table-cell>
          <table:table-cell table:formula="of:=[.C16]*10^9" office:value-type="float" office:value="-0.7336588" calcext:value-type="float">
            <text:p>-0.7336588</text:p>
          </table:table-cell>
          <table:table-cell table:formula="of:=[.$N$1]*[.D16]" office:value-type="float" office:value="-0.0348884400504423" calcext:value-type="float">
            <text:p>-0.034888440050442</text:p>
          </table:table-cell>
          <table:table-cell table:number-columns-repeated="9"/>
        </table:table-row>
        <table:table-row table:style-name="ro1">
          <table:table-cell office:value-type="time" office:time-value="PT13H52M44.797S" calcext:value-type="time">
            <text:p>13:52:44.8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8561191" calcext:value-type="float">
            <text:p>-8.56E-10</text:p>
          </table:table-cell>
          <table:table-cell table:formula="of:=[.C17]*10^9" office:value-type="float" office:value="-0.8561191" calcext:value-type="float">
            <text:p>-0.8561191</text:p>
          </table:table-cell>
          <table:table-cell table:formula="of:=[.$N$1]*[.D17]" office:value-type="float" office:value="-0.0407119220765684" calcext:value-type="float">
            <text:p>-0.040711922076568</text:p>
          </table:table-cell>
          <table:table-cell table:number-columns-repeated="9"/>
        </table:table-row>
        <table:table-row table:style-name="ro1">
          <table:table-cell office:value-type="time" office:time-value="PT13H52M45.181S" calcext:value-type="time">
            <text:p>13:52:45.1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7728051" calcext:value-type="float">
            <text:p>-7.73E-10</text:p>
          </table:table-cell>
          <table:table-cell table:formula="of:=[.C18]*10^9" office:value-type="float" office:value="-0.7728051" calcext:value-type="float">
            <text:p>-0.7728051</text:p>
          </table:table-cell>
          <table:table-cell table:formula="of:=[.$N$1]*[.D18]" office:value-type="float" office:value="-0.0367500047733716" calcext:value-type="float">
            <text:p>-0.036750004773372</text:p>
          </table:table-cell>
          <table:table-cell table:number-columns-repeated="9"/>
        </table:table-row>
        <table:table-row table:style-name="ro1">
          <table:table-cell office:value-type="time" office:time-value="PT13H52M46.365S" calcext:value-type="time">
            <text:p>13:52:46.3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7660307" calcext:value-type="float">
            <text:p>-7.66E-10</text:p>
          </table:table-cell>
          <table:table-cell table:formula="of:=[.C19]*10^9" office:value-type="float" office:value="-0.7660307" calcext:value-type="float">
            <text:p>-0.7660307</text:p>
          </table:table-cell>
          <table:table-cell table:formula="of:=[.$N$1]*[.D19]" office:value-type="float" office:value="-0.0364278546836055" calcext:value-type="float">
            <text:p>-0.036427854683606</text:p>
          </table:table-cell>
          <table:table-cell table:number-columns-repeated="9"/>
        </table:table-row>
        <table:table-row table:style-name="ro1">
          <table:table-cell office:value-type="time" office:time-value="PT13H52M46.748S" calcext:value-type="time">
            <text:p>13:52:46.7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4683027" calcext:value-type="float">
            <text:p>-4.68E-10</text:p>
          </table:table-cell>
          <table:table-cell table:formula="of:=[.C20]*10^9" office:value-type="float" office:value="-0.4683027" calcext:value-type="float">
            <text:p>-0.4683027</text:p>
          </table:table-cell>
          <table:table-cell table:formula="of:=[.$N$1]*[.D20]" office:value-type="float" office:value="-0.0222696854101802" calcext:value-type="float">
            <text:p>-0.0222696854101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D19:.D23])" office:value-type="float" office:value="-0.65922232" calcext:value-type="float">
            <text:p>-0.65922232</text:p>
          </table:table-cell>
          <table:table-cell office:value-type="float" office:value="0.05" calcext:value-type="float">
            <text:p>0.05</text:p>
          </table:table-cell>
          <table:table-cell table:formula="of:=(MAX([.D19:.D23])-MIN([.D19:.D23]))/2" office:value-type="float" office:value="0.1975643" calcext:value-type="float">
            <text:p>0.1975643</text:p>
          </table:table-cell>
          <table:table-cell table:number-columns-repeated="4"/>
        </table:table-row>
        <table:table-row table:style-name="ro1">
          <table:table-cell office:value-type="time" office:time-value="PT13H52M47.124S" calcext:value-type="time">
            <text:p>13:52:47.1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5433462" calcext:value-type="float">
            <text:p>-5.43E-10</text:p>
          </table:table-cell>
          <table:table-cell table:formula="of:=[.C21]*10^9" office:value-type="float" office:value="-0.5433462" calcext:value-type="float">
            <text:p>-0.5433462</text:p>
          </table:table-cell>
          <table:table-cell table:formula="of:=[.$N$1]*[.D21]" office:value-type="float" office:value="-0.0258383070241039" calcext:value-type="float">
            <text:p>-0.025838307024104</text:p>
          </table:table-cell>
          <table:table-cell table:number-columns-repeated="9"/>
        </table:table-row>
        <table:table-row table:style-name="ro1">
          <table:table-cell office:value-type="time" office:time-value="PT13H52M47.501S" calcext:value-type="time">
            <text:p>13:52:47.5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8634313" calcext:value-type="float">
            <text:p>-8.63E-10</text:p>
          </table:table-cell>
          <table:table-cell table:formula="of:=[.C22]*10^9" office:value-type="float" office:value="-0.8634313" calcext:value-type="float">
            <text:p>-0.8634313</text:p>
          </table:table-cell>
          <table:table-cell table:formula="of:=[.$N$1]*[.D22]" office:value-type="float" office:value="-0.041059646729141" calcext:value-type="float">
            <text:p>-0.041059646729141</text:p>
          </table:table-cell>
          <table:table-cell table:number-columns-repeated="9"/>
        </table:table-row>
        <table:table-row table:style-name="ro1">
          <table:table-cell office:value-type="time" office:time-value="PT13H52M47.885S" calcext:value-type="time">
            <text:p>13:52:47.8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6550007" calcext:value-type="float">
            <text:p>-6.55E-10</text:p>
          </table:table-cell>
          <table:table-cell table:formula="of:=[.C23]*10^9" office:value-type="float" office:value="-0.6550007" calcext:value-type="float">
            <text:p>-0.6550007</text:p>
          </table:table-cell>
          <table:table-cell table:formula="of:=[.$N$1]*[.D23]" office:value-type="float" office:value="-0.0311479296028995" calcext:value-type="float">
            <text:p>-0.0311479296029</text:p>
          </table:table-cell>
          <table:table-cell table:number-columns-repeated="9"/>
        </table:table-row>
        <table:table-row table:style-name="ro1">
          <table:table-cell office:value-type="time" office:time-value="PT13H52M49.069S" calcext:value-type="time">
            <text:p>13:52:49.0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5971999" calcext:value-type="float">
            <text:p>-5.97E-10</text:p>
          </table:table-cell>
          <table:table-cell table:formula="of:=[.C24]*10^9" office:value-type="float" office:value="-0.5971999" calcext:value-type="float">
            <text:p>-0.5971999</text:p>
          </table:table-cell>
          <table:table-cell table:formula="of:=[.$N$1]*[.D24]" office:value-type="float" office:value="-0.028399268037513" calcext:value-type="float">
            <text:p>-0.028399268037513</text:p>
          </table:table-cell>
          <table:table-cell table:number-columns-repeated="9"/>
        </table:table-row>
        <table:table-row table:style-name="ro1">
          <table:table-cell office:value-type="time" office:time-value="PT13H52M49.452S" calcext:value-type="time">
            <text:p>13:52:49.4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7445475" calcext:value-type="float">
            <text:p>-7.45E-10</text:p>
          </table:table-cell>
          <table:table-cell table:formula="of:=[.C25]*10^9" office:value-type="float" office:value="-0.7445475" calcext:value-type="float">
            <text:p>-0.7445475</text:p>
          </table:table-cell>
          <table:table-cell table:formula="of:=[.$N$1]*[.D25]" office:value-type="float" office:value="-0.0354062417277033" calcext:value-type="float">
            <text:p>-0.035406241727703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D24:.D28])" office:value-type="float" office:value="-0.85315922" calcext:value-type="float">
            <text:p>-0.85315922</text:p>
          </table:table-cell>
          <table:table-cell office:value-type="float" office:value="0.05" calcext:value-type="float">
            <text:p>0.05</text:p>
          </table:table-cell>
          <table:table-cell table:formula="of:=(MAX([.D24:.D28])-MIN([.D24:.D28]))/2" office:value-type="float" office:value="0.23442205" calcext:value-type="float">
            <text:p>0.23442205</text:p>
          </table:table-cell>
          <table:table-cell table:number-columns-repeated="4"/>
        </table:table-row>
        <table:table-row table:style-name="ro1">
          <table:table-cell office:value-type="time" office:time-value="PT13H52M49.837S" calcext:value-type="time">
            <text:p>13:52:49.8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9073111" calcext:value-type="float">
            <text:p>-9.07E-10</text:p>
          </table:table-cell>
          <table:table-cell table:formula="of:=[.C26]*10^9" office:value-type="float" office:value="-0.9073111" calcext:value-type="float">
            <text:p>-0.9073111</text:p>
          </table:table-cell>
          <table:table-cell table:formula="of:=[.$N$1]*[.D26]" office:value-type="float" office:value="-0.0431463085012418" calcext:value-type="float">
            <text:p>-0.043146308501242</text:p>
          </table:table-cell>
          <table:table-cell table:number-columns-repeated="9"/>
        </table:table-row>
        <table:table-row table:style-name="ro1">
          <table:table-cell office:value-type="time" office:time-value="PT13H52M50.22S" calcext:value-type="time">
            <text:p>13:52:50.2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9506936" calcext:value-type="float">
            <text:p>-9.51E-10</text:p>
          </table:table-cell>
          <table:table-cell table:formula="of:=[.C27]*10^9" office:value-type="float" office:value="-0.9506936" calcext:value-type="float">
            <text:p>-0.9506936</text:p>
          </table:table-cell>
          <table:table-cell table:formula="of:=[.$N$1]*[.D27]" office:value-type="float" office:value="-0.0452093216491634" calcext:value-type="float">
            <text:p>-0.045209321649163</text:p>
          </table:table-cell>
          <table:table-cell table:number-columns-repeated="9"/>
        </table:table-row>
        <table:table-row table:style-name="ro1">
          <table:table-cell office:value-type="time" office:time-value="PT13H52M50.595S" calcext:value-type="time">
            <text:p>13:52:50.6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1066044" calcext:value-type="float">
            <text:p>-1.07E-09</text:p>
          </table:table-cell>
          <table:table-cell table:formula="of:=[.C28]*10^9" office:value-type="float" office:value="-1.066044" calcext:value-type="float">
            <text:p>-1.066044</text:p>
          </table:table-cell>
          <table:table-cell table:formula="of:=[.$N$1]*[.D28]" office:value-type="float" office:value="-0.0506946992050443" calcext:value-type="float">
            <text:p>-0.050694699205044</text:p>
          </table:table-cell>
          <table:table-cell table:number-columns-repeated="9"/>
        </table:table-row>
        <table:table-row table:style-name="ro1">
          <table:table-cell office:value-type="time" office:time-value="PT13H52M51.772S" calcext:value-type="time">
            <text:p>13:52:51.7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8262007" calcext:value-type="float">
            <text:p>-8.26E-10</text:p>
          </table:table-cell>
          <table:table-cell table:formula="of:=[.C29]*10^9" office:value-type="float" office:value="-0.8262007" calcext:value-type="float">
            <text:p>-0.8262007</text:p>
          </table:table-cell>
          <table:table-cell table:formula="of:=[.$N$1]*[.D29]" office:value-type="float" office:value="-0.0392891812809762" calcext:value-type="float">
            <text:p>-0.039289181280976</text:p>
          </table:table-cell>
          <table:table-cell table:number-columns-repeated="9"/>
        </table:table-row>
        <table:table-row table:style-name="ro1">
          <table:table-cell office:value-type="time" office:time-value="PT13H52M52.155S" calcext:value-type="time">
            <text:p>13:52:52.1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6757774" calcext:value-type="float">
            <text:p>-6.76E-10</text:p>
          </table:table-cell>
          <table:table-cell table:formula="of:=[.C30]*10^9" office:value-type="float" office:value="-0.6757774" calcext:value-type="float">
            <text:p>-0.6757774</text:p>
          </table:table-cell>
          <table:table-cell table:formula="of:=[.$N$1]*[.D30]" office:value-type="float" office:value="-0.0321359456294176" calcext:value-type="float">
            <text:p>-0.03213594562941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D29:.D33])" office:value-type="float" office:value="-0.83516668" calcext:value-type="float">
            <text:p>-0.83516668</text:p>
          </table:table-cell>
          <table:table-cell office:value-type="float" office:value="0.05" calcext:value-type="float">
            <text:p>0.05</text:p>
          </table:table-cell>
          <table:table-cell table:formula="of:=(MAX([.D29:.D33])-MIN([.D29:.D33]))/2" office:value-type="float" office:value="0.1748968" calcext:value-type="float">
            <text:p>0.1748968</text:p>
          </table:table-cell>
          <table:table-cell table:number-columns-repeated="4"/>
        </table:table-row>
        <table:table-row table:style-name="ro1">
          <table:table-cell office:value-type="time" office:time-value="PT13H52M52.539S" calcext:value-type="time">
            <text:p>13:52:52.5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7731775" calcext:value-type="float">
            <text:p>-7.73E-10</text:p>
          </table:table-cell>
          <table:table-cell table:formula="of:=[.C31]*10^9" office:value-type="float" office:value="-0.7731775" calcext:value-type="float">
            <text:p>-0.7731775</text:p>
          </table:table-cell>
          <table:table-cell table:formula="of:=[.$N$1]*[.D31]" office:value-type="float" office:value="-0.036767713897933" calcext:value-type="float">
            <text:p>-0.036767713897933</text:p>
          </table:table-cell>
          <table:table-cell table:number-columns-repeated="9"/>
        </table:table-row>
        <table:table-row table:style-name="ro1">
          <table:table-cell office:value-type="time" office:time-value="PT13H52M52.923S" calcext:value-type="time">
            <text:p>13:52:52.9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8751068" calcext:value-type="float">
            <text:p>-8.75E-10</text:p>
          </table:table-cell>
          <table:table-cell table:formula="of:=[.C32]*10^9" office:value-type="float" office:value="-0.8751068" calcext:value-type="float">
            <text:p>-0.8751068</text:p>
          </table:table-cell>
          <table:table-cell table:formula="of:=[.$N$1]*[.D32]" office:value-type="float" office:value="-0.0416148639252121" calcext:value-type="float">
            <text:p>-0.041614863925212</text:p>
          </table:table-cell>
          <table:table-cell table:number-columns-repeated="9"/>
        </table:table-row>
        <table:table-row table:style-name="ro1">
          <table:table-cell office:value-type="time" office:time-value="PT13H52M53.306S" calcext:value-type="time">
            <text:p>13:52:53.3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1025571" calcext:value-type="float">
            <text:p>-1.03E-09</text:p>
          </table:table-cell>
          <table:table-cell table:formula="of:=[.C33]*10^9" office:value-type="float" office:value="-1.025571" calcext:value-type="float">
            <text:p>-1.025571</text:p>
          </table:table-cell>
          <table:table-cell table:formula="of:=[.$N$1]*[.D33]" office:value-type="float" office:value="-0.0487700445370139" calcext:value-type="float">
            <text:p>-0.048770044537014</text:p>
          </table:table-cell>
          <table:table-cell table:number-columns-repeated="9"/>
        </table:table-row>
        <table:table-row table:style-name="ro1">
          <table:table-cell office:value-type="time" office:time-value="PT13H52M54.491S" calcext:value-type="time">
            <text:p>13:52:54.4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8869924" calcext:value-type="float">
            <text:p>-8.87E-10</text:p>
          </table:table-cell>
          <table:table-cell table:formula="of:=[.C34]*10^9" office:value-type="float" office:value="-0.8869924" calcext:value-type="float">
            <text:p>-0.8869924</text:p>
          </table:table-cell>
          <table:table-cell table:formula="of:=[.$N$1]*[.D34]" office:value-type="float" office:value="-0.0421800722251242" calcext:value-type="float">
            <text:p>-0.042180072225124</text:p>
          </table:table-cell>
          <table:table-cell table:number-columns-repeated="9"/>
        </table:table-row>
        <table:table-row table:style-name="ro1">
          <table:table-cell office:value-type="time" office:time-value="PT13H52M54.875S" calcext:value-type="time">
            <text:p>13:52:54.8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8862436" calcext:value-type="float">
            <text:p>-8.86E-10</text:p>
          </table:table-cell>
          <table:table-cell table:formula="of:=[.C35]*10^9" office:value-type="float" office:value="-0.8862436" calcext:value-type="float">
            <text:p>-0.8862436</text:p>
          </table:table-cell>
          <table:table-cell table:formula="of:=[.$N$1]*[.D35]" office:value-type="float" office:value="-0.0421444637598407" calcext:value-type="float">
            <text:p>-0.04214446375984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D34:.D38])" office:value-type="float" office:value="-0.99772224" calcext:value-type="float">
            <text:p>-0.99772224</text:p>
          </table:table-cell>
          <table:table-cell office:value-type="float" office:value="0.05" calcext:value-type="float">
            <text:p>0.05</text:p>
          </table:table-cell>
          <table:table-cell table:formula="of:=(MAX([.D34:.D38])-MIN([.D34:.D38]))/2" office:value-type="float" office:value="0.1669392" calcext:value-type="float">
            <text:p>0.1669392</text:p>
          </table:table-cell>
          <table:table-cell table:number-columns-repeated="4"/>
        </table:table-row>
        <table:table-row table:style-name="ro1">
          <table:table-cell office:value-type="time" office:time-value="PT13H52M55.258S" calcext:value-type="time">
            <text:p>13:52:55.2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9690602" calcext:value-type="float">
            <text:p>-9.69E-10</text:p>
          </table:table-cell>
          <table:table-cell table:formula="of:=[.C36]*10^9" office:value-type="float" office:value="-0.9690602" calcext:value-type="float">
            <text:p>-0.9690602</text:p>
          </table:table-cell>
          <table:table-cell table:formula="of:=[.$N$1]*[.D36]" office:value-type="float" office:value="-0.046082727683454" calcext:value-type="float">
            <text:p>-0.046082727683454</text:p>
          </table:table-cell>
          <table:table-cell table:number-columns-repeated="9"/>
        </table:table-row>
        <table:table-row table:style-name="ro1">
          <table:table-cell office:value-type="time" office:time-value="PT13H52M55.642S" calcext:value-type="time">
            <text:p>13:52:55.6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1026193" calcext:value-type="float">
            <text:p>-1.03E-09</text:p>
          </table:table-cell>
          <table:table-cell table:formula="of:=[.C37]*10^9" office:value-type="float" office:value="-1.026193" calcext:value-type="float">
            <text:p>-1.026193</text:p>
          </table:table-cell>
          <table:table-cell table:formula="of:=[.$N$1]*[.D37]" office:value-type="float" office:value="-0.0487996231500032" calcext:value-type="float">
            <text:p>-0.048799623150003</text:p>
          </table:table-cell>
          <table:table-cell table:number-columns-repeated="9"/>
        </table:table-row>
        <table:table-row table:style-name="ro1">
          <table:table-cell office:value-type="time" office:time-value="PT13H52M56.018S" calcext:value-type="time">
            <text:p>13:52:56.0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1220122" calcext:value-type="float">
            <text:p>-1.22E-09</text:p>
          </table:table-cell>
          <table:table-cell table:formula="of:=[.C38]*10^9" office:value-type="float" office:value="-1.220122" calcext:value-type="float">
            <text:p>-1.220122</text:p>
          </table:table-cell>
          <table:table-cell table:formula="of:=[.$N$1]*[.D38]" office:value-type="float" office:value="-0.0580217306072329" calcext:value-type="float">
            <text:p>-0.058021730607233</text:p>
          </table:table-cell>
          <table:table-cell table:number-columns-repeated="9"/>
        </table:table-row>
        <table:table-row table:style-name="ro1">
          <table:table-cell office:value-type="time" office:time-value="PT13H52M57.195S" calcext:value-type="time">
            <text:p>13:52:57.2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1090476" calcext:value-type="float">
            <text:p>-1.09E-09</text:p>
          </table:table-cell>
          <table:table-cell table:formula="of:=[.C39]*10^9" office:value-type="float" office:value="-1.090476" calcext:value-type="float">
            <text:p>-1.090476</text:p>
          </table:table-cell>
          <table:table-cell table:formula="of:=[.$N$1]*[.D39]" office:value-type="float" office:value="-0.0518565395146165" calcext:value-type="float">
            <text:p>-0.051856539514617</text:p>
          </table:table-cell>
          <table:table-cell table:number-columns-repeated="9"/>
        </table:table-row>
        <table:table-row table:style-name="ro1">
          <table:table-cell office:value-type="time" office:time-value="PT13H52M57.579S" calcext:value-type="time">
            <text:p>13:52:57.5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9448771" calcext:value-type="float">
            <text:p>-9.45E-10</text:p>
          </table:table-cell>
          <table:table-cell table:formula="of:=[.C40]*10^9" office:value-type="float" office:value="-0.9448771" calcext:value-type="float">
            <text:p>-0.9448771</text:p>
          </table:table-cell>
          <table:table-cell table:formula="of:=[.$N$1]*[.D40]" office:value-type="float" office:value="-0.0449327235744815" calcext:value-type="float">
            <text:p>-0.044932723574482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D39:.D43])" office:value-type="float" office:value="-1.03014178" calcext:value-type="float">
            <text:p>-1.03014178</text:p>
          </table:table-cell>
          <table:table-cell office:value-type="float" office:value="0.05" calcext:value-type="float">
            <text:p>0.05</text:p>
          </table:table-cell>
          <table:table-cell table:formula="of:=(MAX([.D39:.D43])-MIN([.D39:.D43]))/2" office:value-type="float" office:value="0.1030506" calcext:value-type="float">
            <text:p>0.1030506</text:p>
          </table:table-cell>
          <table:table-cell table:number-columns-repeated="4"/>
        </table:table-row>
        <table:table-row table:style-name="ro1">
          <table:table-cell office:value-type="time" office:time-value="PT13H52M57.963S" calcext:value-type="time">
            <text:p>13:52:57.9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1077677" calcext:value-type="float">
            <text:p>-1.08E-09</text:p>
          </table:table-cell>
          <table:table-cell table:formula="of:=[.C41]*10^9" office:value-type="float" office:value="-1.077677" calcext:value-type="float">
            <text:p>-1.077677</text:p>
          </table:table-cell>
          <table:table-cell table:formula="of:=[.$N$1]*[.D41]" office:value-type="float" office:value="-0.051247895354408" calcext:value-type="float">
            <text:p>-0.051247895354408</text:p>
          </table:table-cell>
          <table:table-cell table:number-columns-repeated="9"/>
        </table:table-row>
        <table:table-row table:style-name="ro1">
          <table:table-cell office:value-type="time" office:time-value="PT13H52M58.347S" calcext:value-type="time">
            <text:p>13:52:58.3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9157888" calcext:value-type="float">
            <text:p>-9.16E-10</text:p>
          </table:table-cell>
          <table:table-cell table:formula="of:=[.C42]*10^9" office:value-type="float" office:value="-0.9157888" calcext:value-type="float">
            <text:p>-0.9157888</text:p>
          </table:table-cell>
          <table:table-cell table:formula="of:=[.$N$1]*[.D42]" office:value-type="float" office:value="-0.0435494573876392" calcext:value-type="float">
            <text:p>-0.043549457387639</text:p>
          </table:table-cell>
          <table:table-cell table:number-columns-repeated="9"/>
        </table:table-row>
        <table:table-row table:style-name="ro1">
          <table:table-cell office:value-type="time" office:time-value="PT13H52M58.73S" calcext:value-type="time">
            <text:p>13:52:58.7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112189" calcext:value-type="float">
            <text:p>-1.12E-09</text:p>
          </table:table-cell>
          <table:table-cell table:formula="of:=[.C43]*10^9" office:value-type="float" office:value="-1.12189" calcext:value-type="float">
            <text:p>-1.12189</text:p>
          </table:table-cell>
          <table:table-cell table:formula="of:=[.$N$1]*[.D43]" office:value-type="float" office:value="-0.0533504021326954" calcext:value-type="float">
            <text:p>-0.053350402132695</text:p>
          </table:table-cell>
          <table:table-cell table:number-columns-repeated="9"/>
        </table:table-row>
        <table:table-row table:style-name="ro1">
          <table:table-cell office:value-type="time" office:time-value="PT13H52M59.914S" calcext:value-type="time">
            <text:p>13:52:59.9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9380614" calcext:value-type="float">
            <text:p>-9.38E-10</text:p>
          </table:table-cell>
          <table:table-cell table:formula="of:=[.C44]*10^9" office:value-type="float" office:value="-0.9380614" calcext:value-type="float">
            <text:p>-0.9380614</text:p>
          </table:table-cell>
          <table:table-cell table:formula="of:=[.$N$1]*[.D44]" office:value-type="float" office:value="-0.0446086095028561" calcext:value-type="float">
            <text:p>-0.044608609502856</text:p>
          </table:table-cell>
          <table:table-cell table:number-columns-repeated="9"/>
        </table:table-row>
        <table:table-row table:style-name="ro1">
          <table:table-cell office:value-type="time" office:time-value="PT13H53M00.289S" calcext:value-type="time">
            <text:p>13:53:00.2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1094299" calcext:value-type="float">
            <text:p>-1.09E-09</text:p>
          </table:table-cell>
          <table:table-cell table:formula="of:=[.C45]*10^9" office:value-type="float" office:value="-1.094299" calcext:value-type="float">
            <text:p>-1.094299</text:p>
          </table:table-cell>
          <table:table-cell table:formula="of:=[.$N$1]*[.D45]" office:value-type="float" office:value="-0.0520383386102082" calcext:value-type="float">
            <text:p>-0.052038338610208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D44:.D48])" office:value-type="float" office:value="-1.10373188" calcext:value-type="float">
            <text:p>-1.10373188</text:p>
          </table:table-cell>
          <table:table-cell office:value-type="float" office:value="0.05" calcext:value-type="float">
            <text:p>0.05</text:p>
          </table:table-cell>
          <table:table-cell table:formula="of:=(MAX([.D44:.D48])-MIN([.D44:.D48]))/2" office:value-type="float" office:value="0.1281898" calcext:value-type="float">
            <text:p>0.1281898</text:p>
          </table:table-cell>
          <table:table-cell table:number-columns-repeated="4"/>
        </table:table-row>
        <table:table-row table:style-name="ro1">
          <table:table-cell office:value-type="time" office:time-value="PT13H53M00.665S" calcext:value-type="time">
            <text:p>13:53:00.6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1132778" calcext:value-type="float">
            <text:p>-1.13E-09</text:p>
          </table:table-cell>
          <table:table-cell table:formula="of:=[.C46]*10^9" office:value-type="float" office:value="-1.132778" calcext:value-type="float">
            <text:p>-1.132778</text:p>
          </table:table-cell>
          <table:table-cell table:formula="of:=[.$N$1]*[.D46]" office:value-type="float" office:value="-0.0538681705221282" calcext:value-type="float">
            <text:p>-0.053868170522128</text:p>
          </table:table-cell>
          <table:table-cell table:number-columns-repeated="9"/>
        </table:table-row>
        <table:table-row table:style-name="ro1">
          <table:table-cell office:value-type="time" office:time-value="PT13H53M01.041S" calcext:value-type="time">
            <text:p>13:53:01.0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1194441" calcext:value-type="float">
            <text:p>-1.19E-09</text:p>
          </table:table-cell>
          <table:table-cell table:formula="of:=[.C47]*10^9" office:value-type="float" office:value="-1.194441" calcext:value-type="float">
            <text:p>-1.194441</text:p>
          </table:table-cell>
          <table:table-cell table:formula="of:=[.$N$1]*[.D47]" office:value-type="float" office:value="-0.0568004953014813" calcext:value-type="float">
            <text:p>-0.056800495301481</text:p>
          </table:table-cell>
          <table:table-cell table:number-columns-repeated="9"/>
        </table:table-row>
        <table:table-row table:style-name="ro1">
          <table:table-cell office:value-type="time" office:time-value="PT13H53M01.418S" calcext:value-type="time">
            <text:p>13:53:01.4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115908" calcext:value-type="float">
            <text:p>-1.16E-09</text:p>
          </table:table-cell>
          <table:table-cell table:formula="of:=[.C48]*10^9" office:value-type="float" office:value="-1.15908" calcext:value-type="float">
            <text:p>-1.15908</text:p>
          </table:table-cell>
          <table:table-cell table:formula="of:=[.$N$1]*[.D48]" office:value-type="float" office:value="-0.055118936886829" calcext:value-type="float">
            <text:p>-0.055118936886829</text:p>
          </table:table-cell>
          <table:table-cell table:number-columns-repeated="9"/>
        </table:table-row>
        <table:table-row table:style-name="ro1">
          <table:table-cell office:value-type="time" office:time-value="PT13H53M02.601S" calcext:value-type="time">
            <text:p>13:53:02.6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1104233" calcext:value-type="float">
            <text:p>-1.10E-09</text:p>
          </table:table-cell>
          <table:table-cell table:formula="of:=[.C49]*10^9" office:value-type="float" office:value="-1.104233" calcext:value-type="float">
            <text:p>-1.104233</text:p>
          </table:table-cell>
          <table:table-cell table:formula="of:=[.$N$1]*[.D49]" office:value-type="float" office:value="-0.0525107404453134" calcext:value-type="float">
            <text:p>-0.052510740445313</text:p>
          </table:table-cell>
          <table:table-cell table:number-columns-repeated="9"/>
        </table:table-row>
        <table:table-row table:style-name="ro1">
          <table:table-cell office:value-type="time" office:time-value="PT13H53M02.984S" calcext:value-type="time">
            <text:p>13:53:02.9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1023617" calcext:value-type="float">
            <text:p>-1.02E-09</text:p>
          </table:table-cell>
          <table:table-cell table:formula="of:=[.C50]*10^9" office:value-type="float" office:value="-1.023617" calcext:value-type="float">
            <text:p>-1.023617</text:p>
          </table:table-cell>
          <table:table-cell table:formula="of:=[.$N$1]*[.D50]" office:value-type="float" office:value="-0.0486771239425106" calcext:value-type="float">
            <text:p>-0.04867712394251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D49:.D53])" office:value-type="float" office:value="-1.0659522" calcext:value-type="float">
            <text:p>-1.0659522</text:p>
          </table:table-cell>
          <table:table-cell table:style-name="ce3" office:value-type="float" office:value="0.05" calcext:value-type="float">
            <text:p>0.05</text:p>
          </table:table-cell>
          <table:table-cell table:formula="of:=(MAX([.D49:.D53])-MIN([.D49:.D53]))/2" office:value-type="float" office:value="0.0876555" calcext:value-type="float">
            <text:p>0.0876555</text:p>
          </table:table-cell>
          <table:table-cell table:number-columns-repeated="4"/>
        </table:table-row>
        <table:table-row table:style-name="ro1">
          <table:table-cell office:value-type="time" office:time-value="PT13H53M03.368S" calcext:value-type="time">
            <text:p>13:53:03.3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1038036" calcext:value-type="float">
            <text:p>-1.04E-09</text:p>
          </table:table-cell>
          <table:table-cell table:formula="of:=[.C51]*10^9" office:value-type="float" office:value="-1.038036" calcext:value-type="float">
            <text:p>-1.038036</text:p>
          </table:table-cell>
          <table:table-cell table:formula="of:=[.$N$1]*[.D51]" office:value-type="float" office:value="-0.0493628056478038" calcext:value-type="float">
            <text:p>-0.049362805647804</text:p>
          </table:table-cell>
          <table:table-cell table:number-columns-repeated="9"/>
        </table:table-row>
        <table:table-row table:style-name="ro1">
          <table:table-cell office:value-type="time" office:time-value="PT13H53M03.744S" calcext:value-type="time">
            <text:p>13:53:03.7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1169593" calcext:value-type="float">
            <text:p>-1.17E-09</text:p>
          </table:table-cell>
          <table:table-cell table:formula="of:=[.C52]*10^9" office:value-type="float" office:value="-1.169593" calcext:value-type="float">
            <text:p>-1.169593</text:p>
          </table:table-cell>
          <table:table-cell table:formula="of:=[.$N$1]*[.D52]" office:value-type="float" office:value="-0.0556188725111959" calcext:value-type="float">
            <text:p>-0.055618872511196</text:p>
          </table:table-cell>
          <table:table-cell table:number-columns-repeated="9"/>
        </table:table-row>
        <table:table-row table:style-name="ro1">
          <table:table-cell office:value-type="time" office:time-value="PT13H53M04.121S" calcext:value-type="time">
            <text:p>13:53:04.1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994282" calcext:value-type="float">
            <text:p>-9.94E-10</text:p>
          </table:table-cell>
          <table:table-cell table:formula="of:=[.C53]*10^9" office:value-type="float" office:value="-0.994282" calcext:value-type="float">
            <text:p>-0.994282</text:p>
          </table:table-cell>
          <table:table-cell table:formula="of:=[.$N$1]*[.D53]" office:value-type="float" office:value="-0.047282126173957" calcext:value-type="float">
            <text:p>-0.047282126173957</text:p>
          </table:table-cell>
          <table:table-cell table:number-columns-repeated="9"/>
        </table:table-row>
        <table:table-row table:style-name="ro1">
          <table:table-cell office:value-type="time" office:time-value="PT13H53M05.305S" calcext:value-type="time">
            <text:p>13:53:05.3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1158208" calcext:value-type="float">
            <text:p>-1.16E-09</text:p>
          </table:table-cell>
          <table:table-cell table:formula="of:=[.C54]*10^9" office:value-type="float" office:value="-1.158208" calcext:value-type="float">
            <text:p>-1.158208</text:p>
          </table:table-cell>
          <table:table-cell table:formula="of:=[.$N$1]*[.D54]" office:value-type="float" office:value="-0.0550774697637958" calcext:value-type="float">
            <text:p>-0.055077469763796</text:p>
          </table:table-cell>
          <table:table-cell table:number-columns-repeated="9"/>
        </table:table-row>
        <table:table-row table:style-name="ro1">
          <table:table-cell office:value-type="time" office:time-value="PT13H53M05.688S" calcext:value-type="time">
            <text:p>13:53:05.6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1317312" calcext:value-type="float">
            <text:p>-1.32E-09</text:p>
          </table:table-cell>
          <table:table-cell table:formula="of:=[.C55]*10^9" office:value-type="float" office:value="-1.317312" calcext:value-type="float">
            <text:p>-1.317312</text:p>
          </table:table-cell>
          <table:table-cell table:formula="of:=[.$N$1]*[.D55]" office:value-type="float" office:value="-0.0626435077719074" calcext:value-type="float">
            <text:p>-0.062643507771908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D54:.D58])" office:value-type="float" office:value="-1.2188422" calcext:value-type="float">
            <text:p>-1.2188422</text:p>
          </table:table-cell>
          <table:table-cell office:value-type="float" office:value="0.05" calcext:value-type="float">
            <text:p>0.05</text:p>
          </table:table-cell>
          <table:table-cell table:formula="of:=(MAX([.D54:.D58])-MIN([.D54:.D58]))/2" office:value-type="float" office:value="0.1599185" calcext:value-type="float">
            <text:p>0.1599185</text:p>
          </table:table-cell>
          <table:table-cell table:number-columns-repeated="4"/>
        </table:table-row>
        <table:table-row table:style-name="ro1">
          <table:table-cell office:value-type="time" office:time-value="PT13H53M06.072S" calcext:value-type="time">
            <text:p>13:53:06.0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1324672" calcext:value-type="float">
            <text:p>-1.32E-09</text:p>
          </table:table-cell>
          <table:table-cell table:formula="of:=[.C56]*10^9" office:value-type="float" office:value="-1.324672" calcext:value-type="float">
            <text:p>-1.324672</text:p>
          </table:table-cell>
          <table:table-cell table:formula="of:=[.$N$1]*[.D56]" office:value-type="float" office:value="-0.0629935055076005" calcext:value-type="float">
            <text:p>-0.062993505507601</text:p>
          </table:table-cell>
          <table:table-cell table:number-columns-repeated="9"/>
        </table:table-row>
        <table:table-row table:style-name="ro1">
          <table:table-cell office:value-type="time" office:time-value="PT13H53M06.447S" calcext:value-type="time">
            <text:p>13:53:06.4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1289184" calcext:value-type="float">
            <text:p>-1.29E-09</text:p>
          </table:table-cell>
          <table:table-cell table:formula="of:=[.C57]*10^9" office:value-type="float" office:value="-1.289184" calcext:value-type="float">
            <text:p>-1.289184</text:p>
          </table:table-cell>
          <table:table-cell table:formula="of:=[.$N$1]*[.D57]" office:value-type="float" office:value="-0.0613059077298459" calcext:value-type="float">
            <text:p>-0.061305907729846</text:p>
          </table:table-cell>
          <table:table-cell table:number-columns-repeated="9"/>
        </table:table-row>
        <table:table-row table:style-name="ro1">
          <table:table-cell office:value-type="time" office:time-value="PT13H53M06.816S" calcext:value-type="time">
            <text:p>13:53:06.8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1004835" calcext:value-type="float">
            <text:p>-1.00E-09</text:p>
          </table:table-cell>
          <table:table-cell table:formula="of:=[.C58]*10^9" office:value-type="float" office:value="-1.004835" calcext:value-type="float">
            <text:p>-1.004835</text:p>
          </table:table-cell>
          <table:table-cell table:formula="of:=[.$N$1]*[.D58]" office:value-type="float" office:value="-0.047783963959931" calcext:value-type="float">
            <text:p>-0.047783963959931</text:p>
          </table:table-cell>
          <table:table-cell table:number-columns-repeated="9"/>
        </table:table-row>
        <table:table-row table:style-name="ro1">
          <table:table-cell office:value-type="time" office:time-value="PT13H53M07.992S" calcext:value-type="time">
            <text:p>13:53:07.9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206909" calcext:value-type="float">
            <text:p>-1.21E-09</text:p>
          </table:table-cell>
          <table:table-cell table:formula="of:=[.C59]*10^9" office:value-type="float" office:value="-1.206909" calcext:value-type="float">
            <text:p>-1.206909</text:p>
          </table:table-cell>
          <table:table-cell table:formula="of:=[.$N$1]*[.D59]" office:value-type="float" office:value="-0.0573933990743917" calcext:value-type="float">
            <text:p>-0.057393399074392</text:p>
          </table:table-cell>
          <table:table-cell table:number-columns-repeated="9"/>
        </table:table-row>
        <table:table-row table:style-name="ro1">
          <table:table-cell office:value-type="time" office:time-value="PT13H53M08.375S" calcext:value-type="time">
            <text:p>13:53:08.3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47584" calcext:value-type="float">
            <text:p>-1.48E-09</text:p>
          </table:table-cell>
          <table:table-cell table:formula="of:=[.C60]*10^9" office:value-type="float" office:value="-1.47584" calcext:value-type="float">
            <text:p>-1.47584</text:p>
          </table:table-cell>
          <table:table-cell table:formula="of:=[.$N$1]*[.D60]" office:value-type="float" office:value="-0.0701821546528779" calcext:value-type="float">
            <text:p>-0.070182154652878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D59:.D63])" office:value-type="float" office:value="-1.3243294" calcext:value-type="float">
            <text:p>-1.3243294</text:p>
          </table:table-cell>
          <table:table-cell office:value-type="float" office:value="0.05" calcext:value-type="float">
            <text:p>0.05</text:p>
          </table:table-cell>
          <table:table-cell table:formula="of:=(MAX([.D59:.D63])-MIN([.D59:.D63]))/2" office:value-type="float" office:value="0.1641545" calcext:value-type="float">
            <text:p>0.1641545</text:p>
          </table:table-cell>
          <table:table-cell table:number-columns-repeated="4"/>
        </table:table-row>
        <table:table-row table:style-name="ro1">
          <table:table-cell office:value-type="time" office:time-value="PT13H53M08.759S" calcext:value-type="time">
            <text:p>13:53:08.7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467944" calcext:value-type="float">
            <text:p>-1.47E-09</text:p>
          </table:table-cell>
          <table:table-cell table:formula="of:=[.C61]*10^9" office:value-type="float" office:value="-1.467944" calcext:value-type="float">
            <text:p>-1.467944</text:p>
          </table:table-cell>
          <table:table-cell table:formula="of:=[.$N$1]*[.D61]" office:value-type="float" office:value="-0.0698066679516507" calcext:value-type="float">
            <text:p>-0.069806667951651</text:p>
          </table:table-cell>
          <table:table-cell table:number-columns-repeated="9"/>
        </table:table-row>
        <table:table-row table:style-name="ro1">
          <table:table-cell office:value-type="time" office:time-value="PT13H53M09.142S" calcext:value-type="time">
            <text:p>13:53:09.1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323423" calcext:value-type="float">
            <text:p>-1.32E-09</text:p>
          </table:table-cell>
          <table:table-cell table:formula="of:=[.C62]*10^9" office:value-type="float" office:value="-1.323423" calcext:value-type="float">
            <text:p>-1.323423</text:p>
          </table:table-cell>
          <table:table-cell table:formula="of:=[.$N$1]*[.D62]" office:value-type="float" office:value="-0.062934110511421" calcext:value-type="float">
            <text:p>-0.062934110511421</text:p>
          </table:table-cell>
          <table:table-cell table:number-columns-repeated="9"/>
        </table:table-row>
        <table:table-row table:style-name="ro1">
          <table:table-cell office:value-type="time" office:time-value="PT13H53M09.518S" calcext:value-type="time">
            <text:p>13:53:09.5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147531" calcext:value-type="float">
            <text:p>-1.15E-09</text:p>
          </table:table-cell>
          <table:table-cell table:formula="of:=[.C63]*10^9" office:value-type="float" office:value="-1.147531" calcext:value-type="float">
            <text:p>-1.147531</text:p>
          </table:table-cell>
          <table:table-cell table:formula="of:=[.$N$1]*[.D63]" office:value-type="float" office:value="-0.05456973527684" calcext:value-type="float">
            <text:p>-0.05456973527684</text:p>
          </table:table-cell>
          <table:table-cell table:number-columns-repeated="9"/>
        </table:table-row>
        <table:table-row table:style-name="ro1">
          <table:table-cell office:value-type="time" office:time-value="PT13H53M10.695S" calcext:value-type="time">
            <text:p>13:53:10.7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431336" calcext:value-type="float">
            <text:p>-1.43E-09</text:p>
          </table:table-cell>
          <table:table-cell table:formula="of:=[.C64]*10^9" office:value-type="float" office:value="-1.431336" calcext:value-type="float">
            <text:p>-1.431336</text:p>
          </table:table-cell>
          <table:table-cell table:formula="of:=[.$N$1]*[.D64]" office:value-type="float" office:value="-0.0680658096488994" calcext:value-type="float">
            <text:p>-0.068065809648899</text:p>
          </table:table-cell>
          <table:table-cell table:number-columns-repeated="9"/>
        </table:table-row>
        <table:table-row table:style-name="ro1">
          <table:table-cell office:value-type="time" office:time-value="PT13H53M11.071S" calcext:value-type="time">
            <text:p>13:53:11.0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417416" calcext:value-type="float">
            <text:p>-1.42E-09</text:p>
          </table:table-cell>
          <table:table-cell table:formula="of:=[.C65]*10^9" office:value-type="float" office:value="-1.417416" calcext:value-type="float">
            <text:p>-1.417416</text:p>
          </table:table-cell>
          <table:table-cell table:formula="of:=[.$N$1]*[.D65]" office:value-type="float" office:value="-0.0674038574096539" calcext:value-type="float">
            <text:p>-0.067403857409654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D64:.D68])" office:value-type="float" office:value="-1.313583" calcext:value-type="float">
            <text:p>-1.313583</text:p>
          </table:table-cell>
          <table:table-cell office:value-type="float" office:value="0.05" calcext:value-type="float">
            <text:p>0.05</text:p>
          </table:table-cell>
          <table:table-cell table:formula="of:=(MAX([.D64:.D68])-MIN([.D64:.D68]))/2" office:value-type="float" office:value="0.1185505" calcext:value-type="float">
            <text:p>0.1185505</text:p>
          </table:table-cell>
          <table:table-cell table:number-columns-repeated="4"/>
        </table:table-row>
        <table:table-row table:style-name="ro1">
          <table:table-cell office:value-type="time" office:time-value="PT13H53M11.447S" calcext:value-type="time">
            <text:p>13:53:11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270692" calcext:value-type="float">
            <text:p>-1.27E-09</text:p>
          </table:table-cell>
          <table:table-cell table:formula="of:=[.C66]*10^9" office:value-type="float" office:value="-1.270692" calcext:value-type="float">
            <text:p>-1.270692</text:p>
          </table:table-cell>
          <table:table-cell table:formula="of:=[.$N$1]*[.D66]" office:value-type="float" office:value="-0.0604265384189172" calcext:value-type="float">
            <text:p>-0.060426538418917</text:p>
          </table:table-cell>
          <table:table-cell table:number-columns-repeated="9"/>
        </table:table-row>
        <table:table-row table:style-name="ro1">
          <table:table-cell office:value-type="time" office:time-value="PT13H53M11.83S" calcext:value-type="time">
            <text:p>13:53:11.8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194235" calcext:value-type="float">
            <text:p>-1.19E-09</text:p>
          </table:table-cell>
          <table:table-cell table:formula="of:=[.C67]*10^9" office:value-type="float" office:value="-1.194235" calcext:value-type="float">
            <text:p>-1.194235</text:p>
          </table:table-cell>
          <table:table-cell table:formula="of:=[.$N$1]*[.D67]" office:value-type="float" office:value="-0.0567906991692051" calcext:value-type="float">
            <text:p>-0.056790699169205</text:p>
          </table:table-cell>
          <table:table-cell table:number-columns-repeated="9"/>
        </table:table-row>
        <table:table-row table:style-name="ro1">
          <table:table-cell office:value-type="time" office:time-value="PT13H53M12.214S" calcext:value-type="time">
            <text:p>13:53:12.2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254236" calcext:value-type="float">
            <text:p>-1.25E-09</text:p>
          </table:table-cell>
          <table:table-cell table:formula="of:=[.C68]*10^9" office:value-type="float" office:value="-1.254236" calcext:value-type="float">
            <text:p>-1.254236</text:p>
          </table:table-cell>
          <table:table-cell table:formula="of:=[.$N$1]*[.D68]" office:value-type="float" office:value="-0.0596439891337861" calcext:value-type="float">
            <text:p>-0.059643989133786</text:p>
          </table:table-cell>
          <table:table-cell table:number-columns-repeated="9"/>
        </table:table-row>
        <table:table-row table:style-name="ro1">
          <table:table-cell office:value-type="time" office:time-value="PT13H53M13.398S" calcext:value-type="time">
            <text:p>13:53:13.4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344407" calcext:value-type="float">
            <text:p>-1.34E-09</text:p>
          </table:table-cell>
          <table:table-cell table:formula="of:=[.C69]*10^9" office:value-type="float" office:value="-1.344407" calcext:value-type="float">
            <text:p>-1.344407</text:p>
          </table:table-cell>
          <table:table-cell table:formula="of:=[.$N$1]*[.D69]" office:value-type="float" office:value="-0.0639319844904675" calcext:value-type="float">
            <text:p>-0.063931984490468</text:p>
          </table:table-cell>
          <table:table-cell table:number-columns-repeated="9"/>
        </table:table-row>
        <table:table-row table:style-name="ro1">
          <table:table-cell office:value-type="time" office:time-value="PT13H53M13.782S" calcext:value-type="time">
            <text:p>13:53:13.7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404284" calcext:value-type="float">
            <text:p>-1.40E-09</text:p>
          </table:table-cell>
          <table:table-cell table:formula="of:=[.C70]*10^9" office:value-type="float" office:value="-1.404284" calcext:value-type="float">
            <text:p>-1.404284</text:p>
          </table:table-cell>
          <table:table-cell table:formula="of:=[.$N$1]*[.D70]" office:value-type="float" office:value="-0.0667793777540668" calcext:value-type="float">
            <text:p>-0.066779377754067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D69:.D73])" office:value-type="float" office:value="-1.3169476" calcext:value-type="float">
            <text:p>-1.3169476</text:p>
          </table:table-cell>
          <table:table-cell office:value-type="float" office:value="0.05" calcext:value-type="float">
            <text:p>0.05</text:p>
          </table:table-cell>
          <table:table-cell table:formula="of:=(MAX([.D69:.D73])-MIN([.D69:.D73]))/2" office:value-type="float" office:value="0.0843945" calcext:value-type="float">
            <text:p>0.0843945</text:p>
          </table:table-cell>
          <table:table-cell table:number-columns-repeated="4"/>
        </table:table-row>
        <table:table-row table:style-name="ro1">
          <table:table-cell office:value-type="time" office:time-value="PT13H53M14.166S" calcext:value-type="time">
            <text:p>13:53:14.1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273392" calcext:value-type="float">
            <text:p>-1.27E-09</text:p>
          </table:table-cell>
          <table:table-cell table:formula="of:=[.C71]*10^9" office:value-type="float" office:value="-1.273392" calcext:value-type="float">
            <text:p>-1.273392</text:p>
          </table:table-cell>
          <table:table-cell table:formula="of:=[.$N$1]*[.D71]" office:value-type="float" office:value="-0.0605549343273915" calcext:value-type="float">
            <text:p>-0.060554934327392</text:p>
          </table:table-cell>
          <table:table-cell table:number-columns-repeated="9"/>
        </table:table-row>
        <table:table-row table:style-name="ro1">
          <table:table-cell office:value-type="time" office:time-value="PT13H53M14.55S" calcext:value-type="time">
            <text:p>13:53:14.5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235495" calcext:value-type="float">
            <text:p>-1.24E-09</text:p>
          </table:table-cell>
          <table:table-cell table:formula="of:=[.C72]*10^9" office:value-type="float" office:value="-1.235495" calcext:value-type="float">
            <text:p>-1.235495</text:p>
          </table:table-cell>
          <table:table-cell table:formula="of:=[.$N$1]*[.D72]" office:value-type="float" office:value="-0.0587527788668537" calcext:value-type="float">
            <text:p>-0.058752778866854</text:p>
          </table:table-cell>
          <table:table-cell table:number-columns-repeated="9"/>
        </table:table-row>
        <table:table-row table:style-name="ro1">
          <table:table-cell office:value-type="time" office:time-value="PT13H53M14.934S" calcext:value-type="time">
            <text:p>13:53:14.9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32716" calcext:value-type="float">
            <text:p>-1.33E-09</text:p>
          </table:table-cell>
          <table:table-cell table:formula="of:=[.C73]*10^9" office:value-type="float" office:value="-1.32716" calcext:value-type="float">
            <text:p>-1.32716</text:p>
          </table:table-cell>
          <table:table-cell table:formula="of:=[.$N$1]*[.D73]" office:value-type="float" office:value="-0.0631118199595576" calcext:value-type="float">
            <text:p>-0.063111819959558</text:p>
          </table:table-cell>
          <table:table-cell table:number-columns-repeated="9"/>
        </table:table-row>
        <table:table-row table:style-name="ro1">
          <table:table-cell office:value-type="time" office:time-value="PT13H53M16.118S" calcext:value-type="time">
            <text:p>13:53:16.1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509579" calcext:value-type="float">
            <text:p>-1.51E-09</text:p>
          </table:table-cell>
          <table:table-cell table:formula="of:=[.C74]*10^9" office:value-type="float" office:value="-1.509579" calcext:value-type="float">
            <text:p>-1.509579</text:p>
          </table:table-cell>
          <table:table-cell table:formula="of:=[.$N$1]*[.D74]" office:value-type="float" office:value="-0.0717865804143652" calcext:value-type="float">
            <text:p>-0.071786580414365</text:p>
          </table:table-cell>
          <table:table-cell table:number-columns-repeated="9"/>
        </table:table-row>
        <table:table-row table:style-name="ro1">
          <table:table-cell office:value-type="time" office:time-value="PT13H53M16.502S" calcext:value-type="time">
            <text:p>13:53:16.5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57428" calcext:value-type="float">
            <text:p>-1.57E-09</text:p>
          </table:table-cell>
          <table:table-cell table:formula="of:=[.C75]*10^9" office:value-type="float" office:value="-1.57428" calcext:value-type="float">
            <text:p>-1.57428</text:p>
          </table:table-cell>
          <table:table-cell table:formula="of:=[.$N$1]*[.D75]" office:value-type="float" office:value="-0.074863374367772" calcext:value-type="float">
            <text:p>-0.074863374367772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D74:.D78])" office:value-type="float" office:value="-1.456168" calcext:value-type="float">
            <text:p>-1.456168</text:p>
          </table:table-cell>
          <table:table-cell office:value-type="float" office:value="0.05" calcext:value-type="float">
            <text:p>0.05</text:p>
          </table:table-cell>
          <table:table-cell table:formula="of:=(MAX([.D74:.D78])-MIN([.D74:.D78]))/2" office:value-type="float" office:value="0.1219375" calcext:value-type="float">
            <text:p>0.1219375</text:p>
          </table:table-cell>
          <table:table-cell table:number-columns-repeated="4"/>
        </table:table-row>
        <table:table-row table:style-name="ro1">
          <table:table-cell office:value-type="time" office:time-value="PT13H53M16.886S" calcext:value-type="time">
            <text:p>13:53:16.8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430462" calcext:value-type="float">
            <text:p>-1.43E-09</text:p>
          </table:table-cell>
          <table:table-cell table:formula="of:=[.C76]*10^9" office:value-type="float" office:value="-1.430462" calcext:value-type="float">
            <text:p>-1.430462</text:p>
          </table:table-cell>
          <table:table-cell table:formula="of:=[.$N$1]*[.D76]" office:value-type="float" office:value="-0.0680242474177858" calcext:value-type="float">
            <text:p>-0.068024247417786</text:p>
          </table:table-cell>
          <table:table-cell table:number-columns-repeated="9"/>
        </table:table-row>
        <table:table-row table:style-name="ro1">
          <table:table-cell office:value-type="time" office:time-value="PT13H53M17.27S" calcext:value-type="time">
            <text:p>13:53:17.2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330405" calcext:value-type="float">
            <text:p>-1.33E-09</text:p>
          </table:table-cell>
          <table:table-cell table:formula="of:=[.C77]*10^9" office:value-type="float" office:value="-1.330405" calcext:value-type="float">
            <text:p>-1.330405</text:p>
          </table:table-cell>
          <table:table-cell table:formula="of:=[.$N$1]*[.D77]" office:value-type="float" office:value="-0.0632661328199276" calcext:value-type="float">
            <text:p>-0.063266132819928</text:p>
          </table:table-cell>
          <table:table-cell table:number-columns-repeated="9"/>
        </table:table-row>
        <table:table-row table:style-name="ro1">
          <table:table-cell office:value-type="time" office:time-value="PT13H53M17.654S" calcext:value-type="time">
            <text:p>13:53:17.6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436114" calcext:value-type="float">
            <text:p>-1.44E-09</text:p>
          </table:table-cell>
          <table:table-cell table:formula="of:=[.C78]*10^9" office:value-type="float" office:value="-1.436114" calcext:value-type="float">
            <text:p>-1.436114</text:p>
          </table:table-cell>
          <table:table-cell table:formula="of:=[.$N$1]*[.D78]" office:value-type="float" office:value="-0.0682930228528588" calcext:value-type="float">
            <text:p>-0.068293022852859</text:p>
          </table:table-cell>
          <table:table-cell table:number-columns-repeated="9"/>
        </table:table-row>
        <table:table-row table:style-name="ro1">
          <table:table-cell office:value-type="time" office:time-value="PT13H53M18.837S" calcext:value-type="time">
            <text:p>13:53:18.8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544276" calcext:value-type="float">
            <text:p>-1.54E-09</text:p>
          </table:table-cell>
          <table:table-cell table:formula="of:=[.C79]*10^9" office:value-type="float" office:value="-1.544276" calcext:value-type="float">
            <text:p>-1.544276</text:p>
          </table:table-cell>
          <table:table-cell table:formula="of:=[.$N$1]*[.D79]" office:value-type="float" office:value="-0.0734365629463408" calcext:value-type="float">
            <text:p>-0.073436562946341</text:p>
          </table:table-cell>
          <table:table-cell table:number-columns-repeated="9"/>
        </table:table-row>
        <table:table-row table:style-name="ro1">
          <table:table-cell office:value-type="time" office:time-value="PT13H53M19.22S" calcext:value-type="time">
            <text:p>13:53:19.2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471767" calcext:value-type="float">
            <text:p>-1.47E-09</text:p>
          </table:table-cell>
          <table:table-cell table:formula="of:=[.C80]*10^9" office:value-type="float" office:value="-1.471767" calcext:value-type="float">
            <text:p>-1.471767</text:p>
          </table:table-cell>
          <table:table-cell table:formula="of:=[.$N$1]*[.D80]" office:value-type="float" office:value="-0.0699884670472423" calcext:value-type="float">
            <text:p>-0.069988467047242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D79:.D83])" office:value-type="float" office:value="-1.5262174" calcext:value-type="float">
            <text:p>-1.5262174</text:p>
          </table:table-cell>
          <table:table-cell office:value-type="float" office:value="0.05" calcext:value-type="float">
            <text:p>0.05</text:p>
          </table:table-cell>
          <table:table-cell table:formula="of:=(MAX([.D79:.D83])-MIN([.D79:.D83]))/2" office:value-type="float" office:value="0.1051295" calcext:value-type="float">
            <text:p>0.1051295</text:p>
          </table:table-cell>
          <table:table-cell table:number-columns-repeated="4"/>
        </table:table-row>
        <table:table-row table:style-name="ro1">
          <table:table-cell office:value-type="time" office:time-value="PT13H53M19.604S" calcext:value-type="time">
            <text:p>13:53:19.6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650568" calcext:value-type="float">
            <text:p>-1.65E-09</text:p>
          </table:table-cell>
          <table:table-cell table:formula="of:=[.C81]*10^9" office:value-type="float" office:value="-1.650568" calcext:value-type="float">
            <text:p>-1.650568</text:p>
          </table:table-cell>
          <table:table-cell table:formula="of:=[.$N$1]*[.D81]" office:value-type="float" office:value="-0.0784911769846944" calcext:value-type="float">
            <text:p>-0.078491176984694</text:p>
          </table:table-cell>
          <table:table-cell table:number-columns-repeated="9"/>
        </table:table-row>
        <table:table-row table:style-name="ro1">
          <table:table-cell office:value-type="time" office:time-value="PT13H53M19.988S" calcext:value-type="time">
            <text:p>13:53:19.9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524167" calcext:value-type="float">
            <text:p>-1.52E-09</text:p>
          </table:table-cell>
          <table:table-cell table:formula="of:=[.C82]*10^9" office:value-type="float" office:value="-1.524167" calcext:value-type="float">
            <text:p>-1.524167</text:p>
          </table:table-cell>
          <table:table-cell table:formula="of:=[.$N$1]*[.D82]" office:value-type="float" office:value="-0.072480298752448" calcext:value-type="float">
            <text:p>-0.072480298752448</text:p>
          </table:table-cell>
          <table:table-cell table:number-columns-repeated="9"/>
        </table:table-row>
        <table:table-row table:style-name="ro1">
          <table:table-cell office:value-type="time" office:time-value="PT13H53M20.372S" calcext:value-type="time">
            <text:p>13:53:20.3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440309" calcext:value-type="float">
            <text:p>-1.44E-09</text:p>
          </table:table-cell>
          <table:table-cell table:formula="of:=[.C83]*10^9" office:value-type="float" office:value="-1.440309" calcext:value-type="float">
            <text:p>-1.440309</text:p>
          </table:table-cell>
          <table:table-cell table:formula="of:=[.$N$1]*[.D83]" office:value-type="float" office:value="-0.0684925120513957" calcext:value-type="float">
            <text:p>-0.068492512051396</text:p>
          </table:table-cell>
          <table:table-cell table:number-columns-repeated="9"/>
        </table:table-row>
        <table:table-row table:style-name="ro1">
          <table:table-cell office:value-type="time" office:time-value="PT13H53M21.556S" calcext:value-type="time">
            <text:p>13:53:21.5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4475" calcext:value-type="float">
            <text:p>-1.45E-09</text:p>
          </table:table-cell>
          <table:table-cell table:formula="of:=[.C84]*10^9" office:value-type="float" office:value="-1.4475" calcext:value-type="float">
            <text:p>-1.4475</text:p>
          </table:table-cell>
          <table:table-cell table:formula="of:=[.$N$1]*[.D84]" office:value-type="float" office:value="-0.0688344731542991" calcext:value-type="float">
            <text:p>-0.068834473154299</text:p>
          </table:table-cell>
          <table:table-cell table:number-columns-repeated="9"/>
        </table:table-row>
        <table:table-row table:style-name="ro1">
          <table:table-cell office:value-type="time" office:time-value="PT13H53M21.94S" calcext:value-type="time">
            <text:p>13:53:21.9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608725" calcext:value-type="float">
            <text:p>-1.61E-09</text:p>
          </table:table-cell>
          <table:table-cell table:formula="of:=[.C85]*10^9" office:value-type="float" office:value="-1.608725" calcext:value-type="float">
            <text:p>-1.608725</text:p>
          </table:table-cell>
          <table:table-cell table:formula="of:=[.$N$1]*[.D85]" office:value-type="float" office:value="-0.0765013732816233" calcext:value-type="float">
            <text:p>-0.076501373281623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D84:.D88])" office:value-type="float" office:value="-1.6032158" calcext:value-type="float">
            <text:p>-1.6032158</text:p>
          </table:table-cell>
          <table:table-cell office:value-type="float" office:value="0.05" calcext:value-type="float">
            <text:p>0.05</text:p>
          </table:table-cell>
          <table:table-cell table:formula="of:=(MAX([.D84:.D88])-MIN([.D84:.D88]))/2" office:value-type="float" office:value="0.152562" calcext:value-type="float">
            <text:p>0.152562</text:p>
          </table:table-cell>
          <table:table-cell table:number-columns-repeated="4"/>
        </table:table-row>
        <table:table-row table:style-name="ro1">
          <table:table-cell office:value-type="time" office:time-value="PT13H53M22.324S" calcext:value-type="time">
            <text:p>13:53:22.3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647371" calcext:value-type="float">
            <text:p>-1.65E-09</text:p>
          </table:table-cell>
          <table:table-cell table:formula="of:=[.C86]*10^9" office:value-type="float" office:value="-1.647371" calcext:value-type="float">
            <text:p>-1.647371</text:p>
          </table:table-cell>
          <table:table-cell table:formula="of:=[.$N$1]*[.D86]" office:value-type="float" office:value="-0.0783391467182527" calcext:value-type="float">
            <text:p>-0.078339146718253</text:p>
          </table:table-cell>
          <table:table-cell table:number-columns-repeated="9"/>
        </table:table-row>
        <table:table-row table:style-name="ro1">
          <table:table-cell office:value-type="time" office:time-value="PT13H53M22.708S" calcext:value-type="time">
            <text:p>13:53:22.7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752624" calcext:value-type="float">
            <text:p>-1.75E-09</text:p>
          </table:table-cell>
          <table:table-cell table:formula="of:=[.C87]*10^9" office:value-type="float" office:value="-1.752624" calcext:value-type="float">
            <text:p>-1.752624</text:p>
          </table:table-cell>
          <table:table-cell table:formula="of:=[.$N$1]*[.D87]" office:value-type="float" office:value="-0.0833443521088637" calcext:value-type="float">
            <text:p>-0.083344352108864</text:p>
          </table:table-cell>
          <table:table-cell table:number-columns-repeated="9"/>
        </table:table-row>
        <table:table-row table:style-name="ro1">
          <table:table-cell office:value-type="time" office:time-value="PT13H53M23.092S" calcext:value-type="time">
            <text:p>13:53:23.0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559859" calcext:value-type="float">
            <text:p>-1.56E-09</text:p>
          </table:table-cell>
          <table:table-cell table:formula="of:=[.C88]*10^9" office:value-type="float" office:value="-1.559859" calcext:value-type="float">
            <text:p>-1.559859</text:p>
          </table:table-cell>
          <table:table-cell table:formula="of:=[.$N$1]*[.D88]" office:value-type="float" office:value="-0.0741775975543985" calcext:value-type="float">
            <text:p>-0.074177597554399</text:p>
          </table:table-cell>
          <table:table-cell table:number-columns-repeated="9"/>
        </table:table-row>
        <table:table-row table:style-name="ro1">
          <table:table-cell office:value-type="time" office:time-value="PT13H53M24.275S" calcext:value-type="time">
            <text:p>13:53:24.2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47127" calcext:value-type="float">
            <text:p>-1.47E-09</text:p>
          </table:table-cell>
          <table:table-cell table:formula="of:=[.C89]*10^9" office:value-type="float" office:value="-1.47127" calcext:value-type="float">
            <text:p>-1.47127</text:p>
          </table:table-cell>
          <table:table-cell table:formula="of:=[.$N$1]*[.D89]" office:value-type="float" office:value="-0.069964832689275" calcext:value-type="float">
            <text:p>-0.069964832689275</text:p>
          </table:table-cell>
          <table:table-cell table:number-columns-repeated="9"/>
        </table:table-row>
        <table:table-row table:style-name="ro1">
          <table:table-cell office:value-type="time" office:time-value="PT13H53M24.659S" calcext:value-type="time">
            <text:p>13:53:24.6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454232" calcext:value-type="float">
            <text:p>-1.45E-09</text:p>
          </table:table-cell>
          <table:table-cell table:formula="of:=[.C90]*10^9" office:value-type="float" office:value="-1.454232" calcext:value-type="float">
            <text:p>-1.454232</text:p>
          </table:table-cell>
          <table:table-cell table:formula="of:=[.$N$1]*[.D90]" office:value-type="float" office:value="-0.0691546069527618" calcext:value-type="float">
            <text:p>-0.06915460695276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D89:.D93])" office:value-type="float" office:value="-1.6135708" calcext:value-type="float">
            <text:p>-1.6135708</text:p>
          </table:table-cell>
          <table:table-cell office:value-type="float" office:value="0.05" calcext:value-type="float">
            <text:p>0.05</text:p>
          </table:table-cell>
          <table:table-cell table:formula="of:=(MAX([.D89:.D93])-MIN([.D89:.D93]))/2" office:value-type="float" office:value="0.2223285" calcext:value-type="float">
            <text:p>0.2223285</text:p>
          </table:table-cell>
          <table:table-cell table:number-columns-repeated="4"/>
        </table:table-row>
        <table:table-row table:style-name="ro1">
          <table:table-cell office:value-type="time" office:time-value="PT13H53M25.042S" calcext:value-type="time">
            <text:p>13:53:25.0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605359" calcext:value-type="float">
            <text:p>-1.61E-09</text:p>
          </table:table-cell>
          <table:table-cell table:formula="of:=[.C91]*10^9" office:value-type="float" office:value="-1.605359" calcext:value-type="float">
            <text:p>-1.605359</text:p>
          </table:table-cell>
          <table:table-cell table:formula="of:=[.$N$1]*[.D91]" office:value-type="float" office:value="-0.076341306382392" calcext:value-type="float">
            <text:p>-0.076341306382392</text:p>
          </table:table-cell>
          <table:table-cell table:number-columns-repeated="9"/>
        </table:table-row>
        <table:table-row table:style-name="ro1">
          <table:table-cell office:value-type="time" office:time-value="PT13H53M25.426S" calcext:value-type="time">
            <text:p>13:53:25.4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638104" calcext:value-type="float">
            <text:p>-1.64E-09</text:p>
          </table:table-cell>
          <table:table-cell table:formula="of:=[.C92]*10^9" office:value-type="float" office:value="-1.638104" calcext:value-type="float">
            <text:p>-1.638104</text:p>
          </table:table-cell>
          <table:table-cell table:formula="of:=[.$N$1]*[.D92]" office:value-type="float" office:value="-0.0778984634279447" calcext:value-type="float">
            <text:p>-0.077898463427945</text:p>
          </table:table-cell>
          <table:table-cell table:number-columns-repeated="9"/>
        </table:table-row>
        <table:table-row table:style-name="ro1">
          <table:table-cell office:value-type="time" office:time-value="PT13H53M25.81S" calcext:value-type="time">
            <text:p>13:53:25.8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898889" calcext:value-type="float">
            <text:p>-1.90E-09</text:p>
          </table:table-cell>
          <table:table-cell table:formula="of:=[.C93]*10^9" office:value-type="float" office:value="-1.898889" calcext:value-type="float">
            <text:p>-1.898889</text:p>
          </table:table-cell>
          <table:table-cell table:formula="of:=[.$N$1]*[.D93]" office:value-type="float" office:value="-0.0902998437951598" calcext:value-type="float">
            <text:p>-0.09029984379516</text:p>
          </table:table-cell>
          <table:table-cell table:number-columns-repeated="9"/>
        </table:table-row>
        <table:table-row table:style-name="ro1">
          <table:table-cell office:value-type="time" office:time-value="PT13H53M26.995S" calcext:value-type="time">
            <text:p>13:53:27.0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888542" calcext:value-type="float">
            <text:p>-1.89E-09</text:p>
          </table:table-cell>
          <table:table-cell table:formula="of:=[.C94]*10^9" office:value-type="float" office:value="-1.888542" calcext:value-type="float">
            <text:p>-1.888542</text:p>
          </table:table-cell>
          <table:table-cell table:formula="of:=[.$N$1]*[.D94]" office:value-type="float" office:value="-0.089807802141462" calcext:value-type="float">
            <text:p>-0.089807802141462</text:p>
          </table:table-cell>
          <table:table-cell table:number-columns-repeated="9"/>
        </table:table-row>
        <table:table-row table:style-name="ro1">
          <table:table-cell office:value-type="time" office:time-value="PT13H53M27.378S" calcext:value-type="time">
            <text:p>13:53:27.3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656719" calcext:value-type="float">
            <text:p>-1.66E-09</text:p>
          </table:table-cell>
          <table:table-cell table:formula="of:=[.C95]*10^9" office:value-type="float" office:value="-1.656719" calcext:value-type="float">
            <text:p>-1.656719</text:p>
          </table:table-cell>
          <table:table-cell table:formula="of:=[.$N$1]*[.D95]" office:value-type="float" office:value="-0.078783681885815" calcext:value-type="float">
            <text:p>-0.07878368188581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D94:.D98])" office:value-type="float" office:value="-1.682465" calcext:value-type="float">
            <text:p>-1.682465</text:p>
          </table:table-cell>
          <table:table-cell office:value-type="float" office:value="0.05" calcext:value-type="float">
            <text:p>0.05</text:p>
          </table:table-cell>
          <table:table-cell table:formula="of:=(MAX([.D94:.D98])-MIN([.D94:.D98]))/2" office:value-type="float" office:value="0.19133" calcext:value-type="float">
            <text:p>0.19133</text:p>
          </table:table-cell>
          <table:table-cell table:number-columns-repeated="4"/>
        </table:table-row>
        <table:table-row table:style-name="ro1">
          <table:table-cell office:value-type="time" office:time-value="PT13H53M27.762S" calcext:value-type="time">
            <text:p>13:53:27.7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505882" calcext:value-type="float">
            <text:p>-1.51E-09</text:p>
          </table:table-cell>
          <table:table-cell table:formula="of:=[.C96]*10^9" office:value-type="float" office:value="-1.505882" calcext:value-type="float">
            <text:p>-1.505882</text:p>
          </table:table-cell>
          <table:table-cell table:formula="of:=[.$N$1]*[.D96]" office:value-type="float" office:value="-0.0716107731278357" calcext:value-type="float">
            <text:p>-0.071610773127836</text:p>
          </table:table-cell>
          <table:table-cell table:number-columns-repeated="9"/>
        </table:table-row>
        <table:table-row table:style-name="ro1">
          <table:table-cell office:value-type="time" office:time-value="PT13H53M28.146S" calcext:value-type="time">
            <text:p>13:53:28.1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699476" calcext:value-type="float">
            <text:p>-1.70E-09</text:p>
          </table:table-cell>
          <table:table-cell table:formula="of:=[.C97]*10^9" office:value-type="float" office:value="-1.699476" calcext:value-type="float">
            <text:p>-1.699476</text:p>
          </table:table-cell>
          <table:table-cell table:formula="of:=[.$N$1]*[.D97]" office:value-type="float" office:value="-0.0808169499816066" calcext:value-type="float">
            <text:p>-0.080816949981607</text:p>
          </table:table-cell>
          <table:table-cell table:number-columns-repeated="9"/>
        </table:table-row>
        <table:table-row table:style-name="ro1">
          <table:table-cell office:value-type="time" office:time-value="PT13H53M28.521S" calcext:value-type="time">
            <text:p>13:53:28.5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661706" calcext:value-type="float">
            <text:p>-1.66E-09</text:p>
          </table:table-cell>
          <table:table-cell table:formula="of:=[.C98]*10^9" office:value-type="float" office:value="-1.661706" calcext:value-type="float">
            <text:p>-1.661706</text:p>
          </table:table-cell>
          <table:table-cell table:formula="of:=[.$N$1]*[.D98]" office:value-type="float" office:value="-0.0790208338841711" calcext:value-type="float">
            <text:p>-0.079020833884171</text:p>
          </table:table-cell>
          <table:table-cell table:number-columns-repeated="9"/>
        </table:table-row>
        <table:table-row table:style-name="ro1">
          <table:table-cell office:value-type="time" office:time-value="PT13H53M29.698S" calcext:value-type="time">
            <text:p>13:53:29.7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893654" calcext:value-type="float">
            <text:p>-1.89E-09</text:p>
          </table:table-cell>
          <table:table-cell table:formula="of:=[.C99]*10^9" office:value-type="float" office:value="-1.893654" calcext:value-type="float">
            <text:p>-1.893654</text:p>
          </table:table-cell>
          <table:table-cell table:formula="of:=[.$N$1]*[.D99]" office:value-type="float" office:value="-0.0900508983948401" calcext:value-type="float">
            <text:p>-0.09005089839484</text:p>
          </table:table-cell>
          <table:table-cell table:number-columns-repeated="9"/>
        </table:table-row>
        <table:table-row table:style-name="ro1">
          <table:table-cell office:value-type="time" office:time-value="PT13H53M30.081S" calcext:value-type="time">
            <text:p>13:53:30.0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851229" calcext:value-type="float">
            <text:p>-1.85E-09</text:p>
          </table:table-cell>
          <table:table-cell table:formula="of:=[.C100]*10^9" office:value-type="float" office:value="-1.851229" calcext:value-type="float">
            <text:p>-1.851229</text:p>
          </table:table-cell>
          <table:table-cell table:formula="of:=[.$N$1]*[.D100]" office:value-type="float" office:value="-0.0880334182403868" calcext:value-type="float">
            <text:p>-0.088033418240387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D99:.D103])" office:value-type="float" office:value="-1.8394858" calcext:value-type="float">
            <text:p>-1.8394858</text:p>
          </table:table-cell>
          <table:table-cell office:value-type="float" office:value="0.05" calcext:value-type="float">
            <text:p>0.05</text:p>
          </table:table-cell>
          <table:table-cell table:formula="of:=(MAX([.D99:.D103])-MIN([.D99:.D103]))/2" office:value-type="float" office:value="0.1169935" calcext:value-type="float">
            <text:p>0.1169935</text:p>
          </table:table-cell>
          <table:table-cell table:number-columns-repeated="4"/>
        </table:table-row>
        <table:table-row table:style-name="ro1">
          <table:table-cell office:value-type="time" office:time-value="PT13H53M30.465S" calcext:value-type="time">
            <text:p>13:53:30.4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671054" calcext:value-type="float">
            <text:p>-1.67E-09</text:p>
          </table:table-cell>
          <table:table-cell table:formula="of:=[.C101]*10^9" office:value-type="float" office:value="-1.671054" calcext:value-type="float">
            <text:p>-1.671054</text:p>
          </table:table-cell>
          <table:table-cell table:formula="of:=[.$N$1]*[.D101]" office:value-type="float" office:value="-0.0794653690517334" calcext:value-type="float">
            <text:p>-0.079465369051733</text:p>
          </table:table-cell>
          <table:table-cell table:number-columns-repeated="9"/>
        </table:table-row>
        <table:table-row table:style-name="ro1">
          <table:table-cell office:value-type="time" office:time-value="PT13H53M30.849S" calcext:value-type="time">
            <text:p>13:53:30.8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876451" calcext:value-type="float">
            <text:p>-1.88E-09</text:p>
          </table:table-cell>
          <table:table-cell table:formula="of:=[.C102]*10^9" office:value-type="float" office:value="-1.876451" calcext:value-type="float">
            <text:p>-1.876451</text:p>
          </table:table-cell>
          <table:table-cell table:formula="of:=[.$N$1]*[.D102]" office:value-type="float" office:value="-0.0892328262416979" calcext:value-type="float">
            <text:p>-0.089232826241698</text:p>
          </table:table-cell>
          <table:table-cell table:number-columns-repeated="9"/>
        </table:table-row>
        <table:table-row table:style-name="ro1">
          <table:table-cell office:value-type="time" office:time-value="PT13H53M31.233S" calcext:value-type="time">
            <text:p>13:53:31.2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905041" calcext:value-type="float">
            <text:p>-1.91E-09</text:p>
          </table:table-cell>
          <table:table-cell table:formula="of:=[.C103]*10^9" office:value-type="float" office:value="-1.905041" calcext:value-type="float">
            <text:p>-1.905041</text:p>
          </table:table-cell>
          <table:table-cell table:formula="of:=[.$N$1]*[.D103]" office:value-type="float" office:value="-0.0905923962503206" calcext:value-type="float">
            <text:p>-0.090592396250321</text:p>
          </table:table-cell>
          <table:table-cell table:number-columns-repeated="9"/>
        </table:table-row>
        <table:table-row table:style-name="ro1">
          <table:table-cell office:value-type="time" office:time-value="PT13H53M32.418S" calcext:value-type="time">
            <text:p>13:53:32.4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2446271" calcext:value-type="float">
            <text:p>-2.45E-09</text:p>
          </table:table-cell>
          <table:table-cell table:formula="of:=[.C104]*10^9" office:value-type="float" office:value="-2.446271" calcext:value-type="float">
            <text:p>-2.446271</text:p>
          </table:table-cell>
          <table:table-cell table:formula="of:=[.$N$1]*[.D104]" office:value-type="float" office:value="-0.116330069414605" calcext:value-type="float">
            <text:p>-0.116330069414605</text:p>
          </table:table-cell>
          <table:table-cell table:number-columns-repeated="9"/>
        </table:table-row>
        <table:table-row table:style-name="ro1">
          <table:table-cell office:value-type="time" office:time-value="PT13H53M32.802S" calcext:value-type="time">
            <text:p>13:53:32.8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2140688" calcext:value-type="float">
            <text:p>-2.14E-09</text:p>
          </table:table-cell>
          <table:table-cell table:formula="of:=[.C105]*10^9" office:value-type="float" office:value="-2.140688" calcext:value-type="float">
            <text:p>-2.140688</text:p>
          </table:table-cell>
          <table:table-cell table:formula="of:=[.$N$1]*[.D105]" office:value-type="float" office:value="-0.101798363155599" calcext:value-type="float">
            <text:p>-0.10179836315559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D104:.D108])" office:value-type="float" office:value="-2.0349602" calcext:value-type="float">
            <text:p>-2.0349602</text:p>
          </table:table-cell>
          <table:table-cell office:value-type="float" office:value="0.05" calcext:value-type="float">
            <text:p>0.05</text:p>
          </table:table-cell>
          <table:table-cell table:formula="of:=(MAX([.D104:.D108])-MIN([.D104:.D108]))/2" office:value-type="float" office:value="0.3519135" calcext:value-type="float">
            <text:p>0.3519135</text:p>
          </table:table-cell>
          <table:table-cell table:number-columns-repeated="4"/>
        </table:table-row>
        <table:table-row table:style-name="ro1">
          <table:table-cell office:value-type="time" office:time-value="PT13H53M33.186S" calcext:value-type="time">
            <text:p>13:53:33.1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986485" calcext:value-type="float">
            <text:p>-1.99E-09</text:p>
          </table:table-cell>
          <table:table-cell table:formula="of:=[.C106]*10^9" office:value-type="float" office:value="-1.986485" calcext:value-type="float">
            <text:p>-1.986485</text:p>
          </table:table-cell>
          <table:table-cell table:formula="of:=[.$N$1]*[.D106]" office:value-type="float" office:value="-0.0944653874983888" calcext:value-type="float">
            <text:p>-0.094465387498389</text:p>
          </table:table-cell>
          <table:table-cell table:number-columns-repeated="9"/>
        </table:table-row>
        <table:table-row table:style-name="ro1">
          <table:table-cell office:value-type="time" office:time-value="PT13H53M33.569S" calcext:value-type="time">
            <text:p>13:53:33.5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742444" calcext:value-type="float">
            <text:p>-1.74E-09</text:p>
          </table:table-cell>
          <table:table-cell table:formula="of:=[.C107]*10^9" office:value-type="float" office:value="-1.742444" calcext:value-type="float">
            <text:p>-1.742444</text:p>
          </table:table-cell>
          <table:table-cell table:formula="of:=[.$N$1]*[.D107]" office:value-type="float" office:value="-0.0828602519798753" calcext:value-type="float">
            <text:p>-0.082860251979875</text:p>
          </table:table-cell>
          <table:table-cell table:number-columns-repeated="9"/>
        </table:table-row>
        <table:table-row table:style-name="ro1">
          <table:table-cell office:value-type="time" office:time-value="PT13H53M33.953S" calcext:value-type="time">
            <text:p>13:53:33.9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858913" calcext:value-type="float">
            <text:p>-1.86E-09</text:p>
          </table:table-cell>
          <table:table-cell table:formula="of:=[.C108]*10^9" office:value-type="float" office:value="-1.858913" calcext:value-type="float">
            <text:p>-1.858913</text:p>
          </table:table-cell>
          <table:table-cell table:formula="of:=[.$N$1]*[.D108]" office:value-type="float" office:value="-0.0883988234850967" calcext:value-type="float">
            <text:p>-0.088398823485097</text:p>
          </table:table-cell>
          <table:table-cell table:number-columns-repeated="9"/>
        </table:table-row>
        <table:table-row table:style-name="ro1">
          <table:table-cell office:value-type="time" office:time-value="PT13H53M35.137S" calcext:value-type="time">
            <text:p>13:53:35.1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2283505" calcext:value-type="float">
            <text:p>-2.28E-09</text:p>
          </table:table-cell>
          <table:table-cell table:formula="of:=[.C109]*10^9" office:value-type="float" office:value="-2.283505" calcext:value-type="float">
            <text:p>-2.283505</text:p>
          </table:table-cell>
          <table:table-cell table:formula="of:=[.$N$1]*[.D109]" office:value-type="float" office:value="-0.10858988851137" calcext:value-type="float">
            <text:p>-0.10858988851137</text:p>
          </table:table-cell>
          <table:table-cell table:number-columns-repeated="9"/>
        </table:table-row>
        <table:table-row table:style-name="ro1">
          <table:table-cell office:value-type="time" office:time-value="PT13H53M35.52S" calcext:value-type="time">
            <text:p>13:53:35.5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2062278" calcext:value-type="float">
            <text:p>-2.06E-09</text:p>
          </table:table-cell>
          <table:table-cell table:formula="of:=[.C110]*10^9" office:value-type="float" office:value="-2.062278" calcext:value-type="float">
            <text:p>-2.062278</text:p>
          </table:table-cell>
          <table:table-cell table:formula="of:=[.$N$1]*[.D110]" office:value-type="float" office:value="-0.0980696508654242" calcext:value-type="float">
            <text:p>-0.098069650865424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D109:.D113])" office:value-type="float" office:value="-2.1760402" calcext:value-type="float">
            <text:p>-2.1760402</text:p>
          </table:table-cell>
          <table:table-cell office:value-type="float" office:value="0.05" calcext:value-type="float">
            <text:p>0.05</text:p>
          </table:table-cell>
          <table:table-cell table:formula="of:=(MAX([.D109:.D113])-MIN([.D109:.D113]))/2" office:value-type="float" office:value="0.198684" calcext:value-type="float">
            <text:p>0.198684</text:p>
          </table:table-cell>
          <table:table-cell table:number-columns-repeated="4"/>
        </table:table-row>
        <table:table-row table:style-name="ro1">
          <table:table-cell office:value-type="time" office:time-value="PT13H53M35.896S" calcext:value-type="time">
            <text:p>13:53:35.9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2370473" calcext:value-type="float">
            <text:p>-2.37E-09</text:p>
          </table:table-cell>
          <table:table-cell table:formula="of:=[.C111]*10^9" office:value-type="float" office:value="-2.370473" calcext:value-type="float">
            <text:p>-2.370473</text:p>
          </table:table-cell>
          <table:table-cell table:formula="of:=[.$N$1]*[.D111]" office:value-type="float" office:value="-0.112725568277368" calcext:value-type="float">
            <text:p>-0.112725568277368</text:p>
          </table:table-cell>
          <table:table-cell table:number-columns-repeated="9"/>
        </table:table-row>
        <table:table-row table:style-name="ro1">
          <table:table-cell office:value-type="time" office:time-value="PT13H53M36.273S" calcext:value-type="time">
            <text:p>13:53:36.2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973105" calcext:value-type="float">
            <text:p>-1.97E-09</text:p>
          </table:table-cell>
          <table:table-cell table:formula="of:=[.C112]*10^9" office:value-type="float" office:value="-1.973105" calcext:value-type="float">
            <text:p>-1.973105</text:p>
          </table:table-cell>
          <table:table-cell table:formula="of:=[.$N$1]*[.D112]" office:value-type="float" office:value="-0.0938291144408382" calcext:value-type="float">
            <text:p>-0.093829114440838</text:p>
          </table:table-cell>
          <table:table-cell table:number-columns-repeated="9"/>
        </table:table-row>
        <table:table-row table:style-name="ro1">
          <table:table-cell office:value-type="time" office:time-value="PT13H53M36.657S" calcext:value-type="time">
            <text:p>13:53:36.6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219084" calcext:value-type="float">
            <text:p>-2.19E-09</text:p>
          </table:table-cell>
          <table:table-cell table:formula="of:=[.C113]*10^9" office:value-type="float" office:value="-2.19084" calcext:value-type="float">
            <text:p>-2.19084</text:p>
          </table:table-cell>
          <table:table-cell table:formula="of:=[.$N$1]*[.D113]" office:value-type="float" office:value="-0.10418329337849" calcext:value-type="float">
            <text:p>-0.10418329337849</text:p>
          </table:table-cell>
          <table:table-cell table:number-columns-repeated="9"/>
        </table:table-row>
        <table:table-row table:style-name="ro1">
          <table:table-cell office:value-type="time" office:time-value="PT13H53M37.841S" calcext:value-type="time">
            <text:p>13:53:37.8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212198" calcext:value-type="float">
            <text:p>-2.21E-09</text:p>
          </table:table-cell>
          <table:table-cell table:formula="of:=[.C114]*10^9" office:value-type="float" office:value="-2.212198" calcext:value-type="float">
            <text:p>-2.212198</text:p>
          </table:table-cell>
          <table:table-cell table:formula="of:=[.$N$1]*[.D114]" office:value-type="float" office:value="-0.105198952568562" calcext:value-type="float">
            <text:p>-0.105198952568562</text:p>
          </table:table-cell>
          <table:table-cell table:number-columns-repeated="9"/>
        </table:table-row>
        <table:table-row table:style-name="ro1">
          <table:table-cell office:value-type="time" office:time-value="PT13H53M38.223S" calcext:value-type="time">
            <text:p>13:53:38.2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418425" calcext:value-type="float">
            <text:p>-2.42E-09</text:p>
          </table:table-cell>
          <table:table-cell table:formula="of:=[.C115]*10^9" office:value-type="float" office:value="-2.418425" calcext:value-type="float">
            <text:p>-2.418425</text:p>
          </table:table-cell>
          <table:table-cell table:formula="of:=[.$N$1]*[.D115]" office:value-type="float" office:value="-0.115005879611873" calcext:value-type="float">
            <text:p>-0.11500587961187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D114:.D118])" office:value-type="float" office:value="-2.3630524" calcext:value-type="float">
            <text:p>-2.3630524</text:p>
          </table:table-cell>
          <table:table-cell office:value-type="float" office:value="0.05" calcext:value-type="float">
            <text:p>0.05</text:p>
          </table:table-cell>
          <table:table-cell table:formula="of:=(MAX([.D114:.D118])-MIN([.D114:.D118]))/2" office:value-type="float" office:value="0.2253215" calcext:value-type="float">
            <text:p>0.2253215</text:p>
          </table:table-cell>
          <table:table-cell table:number-columns-repeated="4"/>
        </table:table-row>
        <table:table-row table:style-name="ro1">
          <table:table-cell office:value-type="time" office:time-value="PT13H53M38.607S" calcext:value-type="time">
            <text:p>13:53:38.6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662841" calcext:value-type="float">
            <text:p>-2.66E-09</text:p>
          </table:table-cell>
          <table:table-cell table:formula="of:=[.C116]*10^9" office:value-type="float" office:value="-2.662841" calcext:value-type="float">
            <text:p>-2.662841</text:p>
          </table:table-cell>
          <table:table-cell table:formula="of:=[.$N$1]*[.D116]" office:value-type="float" office:value="-0.126628847895452" calcext:value-type="float">
            <text:p>-0.126628847895452</text:p>
          </table:table-cell>
          <table:table-cell table:number-columns-repeated="9"/>
        </table:table-row>
        <table:table-row table:style-name="ro1">
          <table:table-cell office:value-type="time" office:time-value="PT13H53M38.991S" calcext:value-type="time">
            <text:p>13:53:38.9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288865" calcext:value-type="float">
            <text:p>-2.29E-09</text:p>
          </table:table-cell>
          <table:table-cell table:formula="of:=[.C117]*10^9" office:value-type="float" office:value="-2.288865" calcext:value-type="float">
            <text:p>-2.288865</text:p>
          </table:table-cell>
          <table:table-cell table:formula="of:=[.$N$1]*[.D117]" office:value-type="float" office:value="-0.108844778166711" calcext:value-type="float">
            <text:p>-0.108844778166711</text:p>
          </table:table-cell>
          <table:table-cell table:number-columns-repeated="9"/>
        </table:table-row>
        <table:table-row table:style-name="ro1">
          <table:table-cell office:value-type="time" office:time-value="PT13H53M39.375S" calcext:value-type="time">
            <text:p>13:53:39.3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2232933" calcext:value-type="float">
            <text:p>-2.23E-09</text:p>
          </table:table-cell>
          <table:table-cell table:formula="of:=[.C118]*10^9" office:value-type="float" office:value="-2.232933" calcext:value-type="float">
            <text:p>-2.232933</text:p>
          </table:table-cell>
          <table:table-cell table:formula="of:=[.$N$1]*[.D118]" office:value-type="float" office:value="-0.106184985591605" calcext:value-type="float">
            <text:p>-0.106184985591605</text:p>
          </table:table-cell>
          <table:table-cell table:number-columns-repeated="9"/>
        </table:table-row>
        <table:table-row table:style-name="ro1">
          <table:table-cell office:value-type="time" office:time-value="PT13H53M40.56S" calcext:value-type="time">
            <text:p>13:53:40.5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222217" calcext:value-type="float">
            <text:p>-2.22E-09</text:p>
          </table:table-cell>
          <table:table-cell table:formula="of:=[.C119]*10^9" office:value-type="float" office:value="-2.22217" calcext:value-type="float">
            <text:p>-2.22217</text:p>
          </table:table-cell>
          <table:table-cell table:formula="of:=[.$N$1]*[.D119]" office:value-type="float" office:value="-0.105673161457194" calcext:value-type="float">
            <text:p>-0.105673161457194</text:p>
          </table:table-cell>
          <table:table-cell table:number-columns-repeated="9"/>
        </table:table-row>
        <table:table-row table:style-name="ro1">
          <table:table-cell office:value-type="time" office:time-value="PT13H53M40.943S" calcext:value-type="time">
            <text:p>13:53:40.9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2380822" calcext:value-type="float">
            <text:p>-2.38E-09</text:p>
          </table:table-cell>
          <table:table-cell table:formula="of:=[.C120]*10^9" office:value-type="float" office:value="-2.380822" calcext:value-type="float">
            <text:p>-2.380822</text:p>
          </table:table-cell>
          <table:table-cell table:formula="of:=[.$N$1]*[.D120]" office:value-type="float" office:value="-0.113217705039147" calcext:value-type="float">
            <text:p>-0.113217705039147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D119:.D123])" office:value-type="float" office:value="-2.3634932" calcext:value-type="float">
            <text:p>-2.3634932</text:p>
          </table:table-cell>
          <table:table-cell office:value-type="float" office:value="0.05" calcext:value-type="float">
            <text:p>0.05</text:p>
          </table:table-cell>
          <table:table-cell table:formula="of:=(MAX([.D119:.D123])-MIN([.D119:.D123]))/2" office:value-type="float" office:value="0.1944895" calcext:value-type="float">
            <text:p>0.1944895</text:p>
          </table:table-cell>
          <table:table-cell table:number-columns-repeated="4"/>
        </table:table-row>
        <table:table-row table:style-name="ro1">
          <table:table-cell office:value-type="time" office:time-value="PT13H53M41.327S" calcext:value-type="time">
            <text:p>13:53:41.3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2333451" calcext:value-type="float">
            <text:p>-2.33E-09</text:p>
          </table:table-cell>
          <table:table-cell table:formula="of:=[.C121]*10^9" office:value-type="float" office:value="-2.333451" calcext:value-type="float">
            <text:p>-2.333451</text:p>
          </table:table-cell>
          <table:table-cell table:formula="of:=[.$N$1]*[.D121]" office:value-type="float" office:value="-0.110965022601984" calcext:value-type="float">
            <text:p>-0.110965022601984</text:p>
          </table:table-cell>
          <table:table-cell table:number-columns-repeated="9"/>
        </table:table-row>
        <table:table-row table:style-name="ro1">
          <table:table-cell office:value-type="time" office:time-value="PT13H53M41.711S" calcext:value-type="time">
            <text:p>13:53:41.7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2611149" calcext:value-type="float">
            <text:p>-2.61E-09</text:p>
          </table:table-cell>
          <table:table-cell table:formula="of:=[.C122]*10^9" office:value-type="float" office:value="-2.611149" calcext:value-type="float">
            <text:p>-2.611149</text:p>
          </table:table-cell>
          <table:table-cell table:formula="of:=[.$N$1]*[.D122]" office:value-type="float" office:value="-0.124170684450691" calcext:value-type="float">
            <text:p>-0.124170684450691</text:p>
          </table:table-cell>
          <table:table-cell table:number-columns-repeated="9"/>
        </table:table-row>
        <table:table-row table:style-name="ro1">
          <table:table-cell office:value-type="time" office:time-value="PT13H53M42.095S" calcext:value-type="time">
            <text:p>13:53:42.1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2269874" calcext:value-type="float">
            <text:p>-2.27E-09</text:p>
          </table:table-cell>
          <table:table-cell table:formula="of:=[.C123]*10^9" office:value-type="float" office:value="-2.269874" calcext:value-type="float">
            <text:p>-2.269874</text:p>
          </table:table-cell>
          <table:table-cell table:formula="of:=[.$N$1]*[.D123]" office:value-type="float" office:value="-0.107941679389735" calcext:value-type="float">
            <text:p>-0.107941679389735</text:p>
          </table:table-cell>
          <table:table-cell table:number-columns-repeated="9"/>
        </table:table-row>
        <table:table-row table:style-name="ro1">
          <table:table-cell office:value-type="time" office:time-value="PT13H53M43.279S" calcext:value-type="time">
            <text:p>13:53:43.2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240081" calcext:value-type="float">
            <text:p>-2.40E-09</text:p>
          </table:table-cell>
          <table:table-cell table:formula="of:=[.C124]*10^9" office:value-type="float" office:value="-2.40081" calcext:value-type="float">
            <text:p>-2.40081</text:p>
          </table:table-cell>
          <table:table-cell table:formula="of:=[.$N$1]*[.D124]" office:value-type="float" office:value="-0.114168215194178" calcext:value-type="float">
            <text:p>-0.114168215194178</text:p>
          </table:table-cell>
          <table:table-cell table:number-columns-repeated="9"/>
        </table:table-row>
        <table:table-row table:style-name="ro1">
          <table:table-cell office:value-type="time" office:time-value="PT13H53M43.662S" calcext:value-type="time">
            <text:p>13:53:43.6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2255705" calcext:value-type="float">
            <text:p>-2.26E-09</text:p>
          </table:table-cell>
          <table:table-cell table:formula="of:=[.C125]*10^9" office:value-type="float" office:value="-2.255705" calcext:value-type="float">
            <text:p>-2.255705</text:p>
          </table:table-cell>
          <table:table-cell table:formula="of:=[.$N$1]*[.D125]" office:value-type="float" office:value="-0.107267886194486" calcext:value-type="float">
            <text:p>-0.10726788619448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D124:.D128])" office:value-type="float" office:value="-2.4367354" calcext:value-type="float">
            <text:p>-2.4367354</text:p>
          </table:table-cell>
          <table:table-cell office:value-type="float" office:value="0.05" calcext:value-type="float">
            <text:p>0.05</text:p>
          </table:table-cell>
          <table:table-cell table:formula="of:=(MAX([.D124:.D128])-MIN([.D124:.D128]))/2" office:value-type="float" office:value="0.1924115" calcext:value-type="float">
            <text:p>0.1924115</text:p>
          </table:table-cell>
          <table:table-cell table:number-columns-repeated="4"/>
        </table:table-row>
        <table:table-row table:style-name="ro1">
          <table:table-cell office:value-type="time" office:time-value="PT13H53M44.046S" calcext:value-type="time">
            <text:p>13:53:44.0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2441322" calcext:value-type="float">
            <text:p>-2.44E-09</text:p>
          </table:table-cell>
          <table:table-cell table:formula="of:=[.C126]*10^9" office:value-type="float" office:value="-2.441322" calcext:value-type="float">
            <text:p>-2.441322</text:p>
          </table:table-cell>
          <table:table-cell table:formula="of:=[.$N$1]*[.D126]" office:value-type="float" office:value="-0.116094724469775" calcext:value-type="float">
            <text:p>-0.116094724469775</text:p>
          </table:table-cell>
          <table:table-cell table:number-columns-repeated="9"/>
        </table:table-row>
        <table:table-row table:style-name="ro1">
          <table:table-cell office:value-type="time" office:time-value="PT13H53M44.429S" calcext:value-type="time">
            <text:p>13:53:44.4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2445312" calcext:value-type="float">
            <text:p>-2.45E-09</text:p>
          </table:table-cell>
          <table:table-cell table:formula="of:=[.C127]*10^9" office:value-type="float" office:value="-2.445312" calcext:value-type="float">
            <text:p>-2.445312</text:p>
          </table:table-cell>
          <table:table-cell table:formula="of:=[.$N$1]*[.D127]" office:value-type="float" office:value="-0.116284465090076" calcext:value-type="float">
            <text:p>-0.116284465090076</text:p>
          </table:table-cell>
          <table:table-cell table:number-columns-repeated="9"/>
        </table:table-row>
        <table:table-row table:style-name="ro1">
          <table:table-cell office:value-type="time" office:time-value="PT13H53M44.806S" calcext:value-type="time">
            <text:p>13:53:44.8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2640528" calcext:value-type="float">
            <text:p>-2.64E-09</text:p>
          </table:table-cell>
          <table:table-cell table:formula="of:=[.C128]*10^9" office:value-type="float" office:value="-2.640528" calcext:value-type="float">
            <text:p>-2.640528</text:p>
          </table:table-cell>
          <table:table-cell table:formula="of:=[.$N$1]*[.D128]" office:value-type="float" office:value="-0.125567774597012" calcext:value-type="float">
            <text:p>-0.125567774597012</text:p>
          </table:table-cell>
          <table:table-cell table:number-columns-repeated="9"/>
        </table:table-row>
        <table:table-row table:style-name="ro1" table:number-rows-repeated="9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668888" calcext:value-type="float">
            <text:p>0.021668888</text:p>
          </table:table-cell>
          <table:table-cell office:value-type="float" office:value="0.05" calcext:value-type="float">
            <text:p>0.05</text:p>
          </table:table-cell>
          <table:table-cell office:value-type="float" office:value="0.4090953" calcext:value-type="float">
            <text:p>0.4090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713243800000001" calcext:value-type="float">
            <text:p>-0.007132438</text:p>
          </table:table-cell>
          <table:table-cell office:value-type="float" office:value="0.05" calcext:value-type="float">
            <text:p>0.05</text:p>
          </table:table-cell>
          <table:table-cell office:value-type="float" office:value="0.1336927" calcext:value-type="float">
            <text:p>0.1336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381101" calcext:value-type="float">
            <text:p>-0.06381101</text:p>
          </table:table-cell>
          <table:table-cell office:value-type="float" office:value="0.05" calcext:value-type="float">
            <text:p>0.05</text:p>
          </table:table-cell>
          <table:table-cell office:value-type="float" office:value="0.2608864" calcext:value-type="float">
            <text:p>0.26088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8992612" calcext:value-type="float">
            <text:p>-0.118992612</text:p>
          </table:table-cell>
          <table:table-cell office:value-type="float" office:value="0.05" calcext:value-type="float">
            <text:p>0.05</text:p>
          </table:table-cell>
          <table:table-cell office:value-type="float" office:value="0.3238365" calcext:value-type="float">
            <text:p>0.3238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8155548" calcext:value-type="float">
            <text:p>-0.18155548</text:p>
          </table:table-cell>
          <table:table-cell office:value-type="float" office:value="0.05" calcext:value-type="float">
            <text:p>0.05</text:p>
          </table:table-cell>
          <table:table-cell office:value-type="float" office:value="0.3439465" calcext:value-type="float">
            <text:p>0.3439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9422442" calcext:value-type="float">
            <text:p>-0.159422442</text:p>
          </table:table-cell>
          <table:table-cell office:value-type="float" office:value="0.05" calcext:value-type="float">
            <text:p>0.05</text:p>
          </table:table-cell>
          <table:table-cell office:value-type="float" office:value="0.2475276" calcext:value-type="float">
            <text:p>0.24752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42312052" calcext:value-type="float">
            <text:p>-0.242312052</text:p>
          </table:table-cell>
          <table:table-cell office:value-type="float" office:value="0.05" calcext:value-type="float">
            <text:p>0.05</text:p>
          </table:table-cell>
          <table:table-cell office:value-type="float" office:value="0.33098635" calcext:value-type="float">
            <text:p>0.33098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1937626" calcext:value-type="float">
            <text:p>-0.171937626</text:p>
          </table:table-cell>
          <table:table-cell office:value-type="float" office:value="0.05" calcext:value-type="float">
            <text:p>0.05</text:p>
          </table:table-cell>
          <table:table-cell office:value-type="float" office:value="0.230472345" calcext:value-type="float">
            <text:p>0.230472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657198" calcext:value-type="float">
            <text:p>-0.18657198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669" calcext:value-type="float">
            <text:p>0.08366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5148601" calcext:value-type="float">
            <text:p>-0.25148601</text:p>
          </table:table-cell>
          <table:table-cell office:value-type="float" office:value="0.05" calcext:value-type="float">
            <text:p>0.05</text:p>
          </table:table-cell>
          <table:table-cell office:value-type="float" office:value="0.227294305" calcext:value-type="float">
            <text:p>0.227294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27742458" calcext:value-type="float">
            <text:p>-0.127742458</text:p>
          </table:table-cell>
          <table:table-cell office:value-type="float" office:value="0.05" calcext:value-type="float">
            <text:p>0.05</text:p>
          </table:table-cell>
          <table:table-cell office:value-type="float" office:value="0.23431365" calcext:value-type="float">
            <text:p>0.23431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791598" calcext:value-type="float">
            <text:p>-0.20791598</text:p>
          </table:table-cell>
          <table:table-cell office:value-type="float" office:value="0.05" calcext:value-type="float">
            <text:p>0.05</text:p>
          </table:table-cell>
          <table:table-cell office:value-type="float" office:value="0.4006047" calcext:value-type="float">
            <text:p>0.40060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227896" calcext:value-type="float">
            <text:p>-0.27227896</text:p>
          </table:table-cell>
          <table:table-cell office:value-type="float" office:value="0.05" calcext:value-type="float">
            <text:p>0.05</text:p>
          </table:table-cell>
          <table:table-cell office:value-type="float" office:value="0.20423225" calcext:value-type="float">
            <text:p>0.20423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8463774" calcext:value-type="float">
            <text:p>-0.18463774</text:p>
          </table:table-cell>
          <table:table-cell office:value-type="float" office:value="0.05" calcext:value-type="float">
            <text:p>0.05</text:p>
          </table:table-cell>
          <table:table-cell office:value-type="float" office:value="0.3497246" calcext:value-type="float">
            <text:p>0.3497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28974124" calcext:value-type="float">
            <text:p>-0.328974124</text:p>
          </table:table-cell>
          <table:table-cell office:value-type="float" office:value="0.05" calcext:value-type="float">
            <text:p>0.05</text:p>
          </table:table-cell>
          <table:table-cell office:value-type="float" office:value="0.32824559" calcext:value-type="float">
            <text:p>0.32824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3721788" calcext:value-type="float">
            <text:p>-0.23721788</text:p>
          </table:table-cell>
          <table:table-cell office:value-type="float" office:value="0.05" calcext:value-type="float">
            <text:p>0.05</text:p>
          </table:table-cell>
          <table:table-cell office:value-type="float" office:value="0.3215738" calcext:value-type="float">
            <text:p>0.3215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97752132" calcext:value-type="float">
            <text:p>-0.397752132</text:p>
          </table:table-cell>
          <table:table-cell office:value-type="float" office:value="0.05" calcext:value-type="float">
            <text:p>0.05</text:p>
          </table:table-cell>
          <table:table-cell office:value-type="float" office:value="0.35847622" calcext:value-type="float">
            <text:p>0.35847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969709046" calcext:value-type="float">
            <text:p>-0.3969709046</text:p>
          </table:table-cell>
          <table:table-cell office:value-type="float" office:value="0.05" calcext:value-type="float">
            <text:p>0.05</text:p>
          </table:table-cell>
          <table:table-cell office:value-type="float" office:value="0.3284962385" calcext:value-type="float">
            <text:p>0.3284962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869071" calcext:value-type="float">
            <text:p>-0.3869071</text:p>
          </table:table-cell>
          <table:table-cell office:value-type="float" office:value="0.05" calcext:value-type="float">
            <text:p>0.05</text:p>
          </table:table-cell>
          <table:table-cell office:value-type="float" office:value="0.310648" calcext:value-type="float">
            <text:p>0.310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378664" calcext:value-type="float">
            <text:p>-0.36378664</text:p>
          </table:table-cell>
          <table:table-cell office:value-type="float" office:value="0.05" calcext:value-type="float">
            <text:p>0.05</text:p>
          </table:table-cell>
          <table:table-cell office:value-type="float" office:value="0.12443015" calcext:value-type="float">
            <text:p>0.12443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477322" calcext:value-type="float">
            <text:p>-0.30477322</text:p>
          </table:table-cell>
          <table:table-cell office:value-type="float" office:value="0.05" calcext:value-type="float">
            <text:p>0.05</text:p>
          </table:table-cell>
          <table:table-cell office:value-type="float" office:value="0.16087185" calcext:value-type="float">
            <text:p>0.16087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8045306" calcext:value-type="float">
            <text:p>-0.288045306</text:p>
          </table:table-cell>
          <table:table-cell office:value-type="float" office:value="0.05" calcext:value-type="float">
            <text:p>0.05</text:p>
          </table:table-cell>
          <table:table-cell office:value-type="float" office:value="0.34793985" calcext:value-type="float">
            <text:p>0.34793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36350154" calcext:value-type="float">
            <text:p>-0.3736350154</text:p>
          </table:table-cell>
          <table:table-cell office:value-type="float" office:value="0.05" calcext:value-type="float">
            <text:p>0.05</text:p>
          </table:table-cell>
          <table:table-cell office:value-type="float" office:value="0.2941113115" calcext:value-type="float">
            <text:p>0.2941113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982496" calcext:value-type="float">
            <text:p>-0.38982496</text:p>
          </table:table-cell>
          <table:table-cell office:value-type="float" office:value="0.05" calcext:value-type="float">
            <text:p>0.05</text:p>
          </table:table-cell>
          <table:table-cell office:value-type="float" office:value="0.3825746" calcext:value-type="float">
            <text:p>0.3825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3338682" calcext:value-type="float">
            <text:p>-0.33338682</text:p>
          </table:table-cell>
          <table:table-cell office:value-type="float" office:value="0.05" calcext:value-type="float">
            <text:p>0.05</text:p>
          </table:table-cell>
          <table:table-cell office:value-type="float" office:value="0.19251475" calcext:value-type="float">
            <text:p>0.19251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1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14828" calcext:value-type="float">
            <text:p>-0.06314828</text:p>
          </table:table-cell>
          <table:table-cell office:value-type="float" office:value="0.05" calcext:value-type="float">
            <text:p>0.05</text:p>
          </table:table-cell>
          <table:table-cell office:value-type="float" office:value="0.39760575" calcext:value-type="float">
            <text:p>0.39760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78236784" calcext:value-type="float">
            <text:p>0.078236784</text:p>
          </table:table-cell>
          <table:table-cell office:value-type="float" office:value="0.05" calcext:value-type="float">
            <text:p>0.05</text:p>
          </table:table-cell>
          <table:table-cell office:value-type="float" office:value="0.36082955" calcext:value-type="float">
            <text:p>0.36082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8291968" calcext:value-type="float">
            <text:p>-0.08291968</text:p>
          </table:table-cell>
          <table:table-cell office:value-type="float" office:value="0.05" calcext:value-type="float">
            <text:p>0.05</text:p>
          </table:table-cell>
          <table:table-cell office:value-type="float" office:value="0.4596816" calcext:value-type="float">
            <text:p>0.45968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3258344" calcext:value-type="float">
            <text:p>-0.113258344</text:p>
          </table:table-cell>
          <table:table-cell office:value-type="float" office:value="0.05" calcext:value-type="float">
            <text:p>0.05</text:p>
          </table:table-cell>
          <table:table-cell office:value-type="float" office:value="0.43788955" calcext:value-type="float">
            <text:p>0.43788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6242798" calcext:value-type="float">
            <text:p>-0.136242798</text:p>
          </table:table-cell>
          <table:table-cell office:value-type="float" office:value="0.05" calcext:value-type="float">
            <text:p>0.05</text:p>
          </table:table-cell>
          <table:table-cell office:value-type="float" office:value="0.2664087" calcext:value-type="float">
            <text:p>0.26640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79991156" calcext:value-type="float">
            <text:p>-0.1679991156</text:p>
          </table:table-cell>
          <table:table-cell office:value-type="float" office:value="0.05" calcext:value-type="float">
            <text:p>0.05</text:p>
          </table:table-cell>
          <table:table-cell office:value-type="float" office:value="0.4612237" calcext:value-type="float">
            <text:p>0.4612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3313692" calcext:value-type="float">
            <text:p>-0.13313692</text:p>
          </table:table-cell>
          <table:table-cell office:value-type="float" office:value="0.05" calcext:value-type="float">
            <text:p>0.05</text:p>
          </table:table-cell>
          <table:table-cell office:value-type="float" office:value="0.30368035" calcext:value-type="float">
            <text:p>0.30368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78649402" calcext:value-type="float">
            <text:p>-0.278649402</text:p>
          </table:table-cell>
          <table:table-cell office:value-type="float" office:value="0.05" calcext:value-type="float">
            <text:p>0.05</text:p>
          </table:table-cell>
          <table:table-cell office:value-type="float" office:value="0.211148045" calcext:value-type="float">
            <text:p>0.211148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929907" calcext:value-type="float">
            <text:p>-0.17929907</text:p>
          </table:table-cell>
          <table:table-cell office:value-type="float" office:value="0.05" calcext:value-type="float">
            <text:p>0.05</text:p>
          </table:table-cell>
          <table:table-cell office:value-type="float" office:value="0.284132" calcext:value-type="float">
            <text:p>0.284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4251086" calcext:value-type="float">
            <text:p>-0.14251086</text:p>
          </table:table-cell>
          <table:table-cell office:value-type="float" office:value="0.05" calcext:value-type="float">
            <text:p>0.05</text:p>
          </table:table-cell>
          <table:table-cell office:value-type="float" office:value="0.43159545" calcext:value-type="float">
            <text:p>0.43159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34041186" calcext:value-type="float">
            <text:p>-0.234041186</text:p>
          </table:table-cell>
          <table:table-cell office:value-type="float" office:value="0.05" calcext:value-type="float">
            <text:p>0.05</text:p>
          </table:table-cell>
          <table:table-cell office:value-type="float" office:value="0.4150614" calcext:value-type="float">
            <text:p>0.4150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2916053" calcext:value-type="float">
            <text:p>-0.32916053</text:p>
          </table:table-cell>
          <table:table-cell office:value-type="float" office:value="0.05" calcext:value-type="float">
            <text:p>0.05</text:p>
          </table:table-cell>
          <table:table-cell office:value-type="float" office:value="0.267742375" calcext:value-type="float">
            <text:p>0.267742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4531816" calcext:value-type="float">
            <text:p>-0.24531816</text:p>
          </table:table-cell>
          <table:table-cell office:value-type="float" office:value="0.05" calcext:value-type="float">
            <text:p>0.05</text:p>
          </table:table-cell>
          <table:table-cell office:value-type="float" office:value="0.37521325" calcext:value-type="float">
            <text:p>0.37521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33906414" calcext:value-type="float">
            <text:p>-0.333906414</text:p>
          </table:table-cell>
          <table:table-cell office:value-type="float" office:value="0.05" calcext:value-type="float">
            <text:p>0.05</text:p>
          </table:table-cell>
          <table:table-cell office:value-type="float" office:value="0.301524365" calcext:value-type="float">
            <text:p>0.301524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51432978" calcext:value-type="float">
            <text:p>-0.351432978</text:p>
          </table:table-cell>
          <table:table-cell office:value-type="float" office:value="0.05" calcext:value-type="float">
            <text:p>0.05</text:p>
          </table:table-cell>
          <table:table-cell office:value-type="float" office:value="0.262631955" calcext:value-type="float">
            <text:p>0.262631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8892148" calcext:value-type="float">
            <text:p>-0.28892148</text:p>
          </table:table-cell>
          <table:table-cell office:value-type="float" office:value="0.05" calcext:value-type="float">
            <text:p>0.05</text:p>
          </table:table-cell>
          <table:table-cell office:value-type="float" office:value="0.19756075" calcext:value-type="float">
            <text:p>0.19756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1008124" calcext:value-type="float">
            <text:p>-0.2100812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049" calcext:value-type="float">
            <text:p>0.269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30332608" calcext:value-type="float">
            <text:p>-0.330332608</text:p>
          </table:table-cell>
          <table:table-cell office:value-type="float" office:value="0.05" calcext:value-type="float">
            <text:p>0.05</text:p>
          </table:table-cell>
          <table:table-cell office:value-type="float" office:value="0.25085163" calcext:value-type="float">
            <text:p>0.250851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4547412" calcext:value-type="float">
            <text:p>-0.44547412</text:p>
          </table:table-cell>
          <table:table-cell office:value-type="float" office:value="0.05" calcext:value-type="float">
            <text:p>0.05</text:p>
          </table:table-cell>
          <table:table-cell office:value-type="float" office:value="0.2090501" calcext:value-type="float">
            <text:p>0.20905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084054" calcext:value-type="float">
            <text:p>-0.36084054</text:p>
          </table:table-cell>
          <table:table-cell office:value-type="float" office:value="0.05" calcext:value-type="float">
            <text:p>0.05</text:p>
          </table:table-cell>
          <table:table-cell office:value-type="float" office:value="0.2182538" calcext:value-type="float">
            <text:p>0.2182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35991" calcext:value-type="float">
            <text:p>-0.3035991</text:p>
          </table:table-cell>
          <table:table-cell office:value-type="float" office:value="0.05" calcext:value-type="float">
            <text:p>0.05</text:p>
          </table:table-cell>
          <table:table-cell office:value-type="float" office:value="0.3486209" calcext:value-type="float">
            <text:p>0.34862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552972" calcext:value-type="float">
            <text:p>-0.3552972</text:p>
          </table:table-cell>
          <table:table-cell office:value-type="float" office:value="0.05" calcext:value-type="float">
            <text:p>0.05</text:p>
          </table:table-cell>
          <table:table-cell office:value-type="float" office:value="0.2174643" calcext:value-type="float">
            <text:p>0.2174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1936285" calcext:value-type="float">
            <text:p>-0.419362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0319175" calcext:value-type="float">
            <text:p>0.270319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1362856" calcext:value-type="float">
            <text:p>-0.31362856</text:p>
          </table:table-cell>
          <table:table-cell office:value-type="float" office:value="0.05" calcext:value-type="float">
            <text:p>0.05</text:p>
          </table:table-cell>
          <table:table-cell office:value-type="float" office:value="0.1528502" calcext:value-type="float">
            <text:p>0.15285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93709008" calcext:value-type="float">
            <text:p>-0.293709008</text:p>
          </table:table-cell>
          <table:table-cell office:value-type="float" office:value="0.05" calcext:value-type="float">
            <text:p>0.05</text:p>
          </table:table-cell>
          <table:table-cell office:value-type="float" office:value="0.34006298" calcext:value-type="float">
            <text:p>0.34006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15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12329214" calcext:value-type="float">
            <text:p>0.200123292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715566965" calcext:value-type="float">
            <text:p>0.22715566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7646944" calcext:value-type="float">
            <text:p>-0.0076469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36585" calcext:value-type="float">
            <text:p>0.12336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46543856" calcext:value-type="float">
            <text:p>0.046543856</text:p>
          </table:table-cell>
          <table:table-cell office:value-type="float" office:value="0.05" calcext:value-type="float">
            <text:p>0.05</text:p>
          </table:table-cell>
          <table:table-cell office:value-type="float" office:value="0.20927069" calcext:value-type="float">
            <text:p>0.20927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238624708" calcext:value-type="float">
            <text:p>-0.0238624708</text:p>
          </table:table-cell>
          <table:table-cell office:value-type="float" office:value="0.05" calcext:value-type="float">
            <text:p>0.05</text:p>
          </table:table-cell>
          <table:table-cell office:value-type="float" office:value="0.33748105" calcext:value-type="float">
            <text:p>0.33748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1616315" calcext:value-type="float">
            <text:p>-0.2161631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874375" calcext:value-type="float">
            <text:p>0.113874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662343812" calcext:value-type="float">
            <text:p>-0.06623438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02958" calcext:value-type="float">
            <text:p>0.0927029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68668818" calcext:value-type="float">
            <text:p>-0.168668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701856" calcext:value-type="float">
            <text:p>0.137018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1894714" calcext:value-type="float">
            <text:p>-0.218947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0141" calcext:value-type="float">
            <text:p>0.1160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272772" calcext:value-type="float">
            <text:p>-0.192727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69" calcext:value-type="float">
            <text:p>0.105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8401938" calcext:value-type="float">
            <text:p>-0.238401938</text:p>
          </table:table-cell>
          <table:table-cell office:value-type="float" office:value="0.05" calcext:value-type="float">
            <text:p>0.05</text:p>
          </table:table-cell>
          <table:table-cell office:value-type="float" office:value="0.149255905" calcext:value-type="float">
            <text:p>0.149255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45649" calcext:value-type="float">
            <text:p>-0.22456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9225" calcext:value-type="float">
            <text:p>0.08759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91447644" calcext:value-type="float">
            <text:p>-0.191447644</text:p>
          </table:table-cell>
          <table:table-cell office:value-type="float" office:value="0.05" calcext:value-type="float">
            <text:p>0.05</text:p>
          </table:table-cell>
          <table:table-cell office:value-type="float" office:value="0.21081534" calcext:value-type="float">
            <text:p>0.21081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0992214" calcext:value-type="float">
            <text:p>-0.20992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4535" calcext:value-type="float">
            <text:p>0.08044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1157852" calcext:value-type="float">
            <text:p>-0.221157852</text:p>
          </table:table-cell>
          <table:table-cell office:value-type="float" office:value="0.05" calcext:value-type="float">
            <text:p>0.05</text:p>
          </table:table-cell>
          <table:table-cell office:value-type="float" office:value="0.17794797" calcext:value-type="float">
            <text:p>0.17794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575752" calcext:value-type="float">
            <text:p>-0.27575752</text:p>
          </table:table-cell>
          <table:table-cell office:value-type="float" office:value="0.05" calcext:value-type="float">
            <text:p>0.05</text:p>
          </table:table-cell>
          <table:table-cell office:value-type="float" office:value="0.2182743" calcext:value-type="float">
            <text:p>0.2182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34224" calcext:value-type="float">
            <text:p>-0.2734224</text:p>
          </table:table-cell>
          <table:table-cell office:value-type="float" office:value="0.05" calcext:value-type="float">
            <text:p>0.05</text:p>
          </table:table-cell>
          <table:table-cell office:value-type="float" office:value="0.159831" calcext:value-type="float">
            <text:p>0.1598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7627303" calcext:value-type="float">
            <text:p>-0.17627303</text:p>
          </table:table-cell>
          <table:table-cell office:value-type="float" office:value="0.05" calcext:value-type="float">
            <text:p>0.05</text:p>
          </table:table-cell>
          <table:table-cell office:value-type="float" office:value="0.167933915" calcext:value-type="float">
            <text:p>0.167933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4452432" calcext:value-type="float">
            <text:p>-0.244452432</text:p>
          </table:table-cell>
          <table:table-cell office:value-type="float" office:value="0.05" calcext:value-type="float">
            <text:p>0.05</text:p>
          </table:table-cell>
          <table:table-cell office:value-type="float" office:value="0.20196437" calcext:value-type="float">
            <text:p>0.201964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6148016" calcext:value-type="float">
            <text:p>-0.36148016</text:p>
          </table:table-cell>
          <table:table-cell office:value-type="float" office:value="0.05" calcext:value-type="float">
            <text:p>0.05</text:p>
          </table:table-cell>
          <table:table-cell office:value-type="float" office:value="0.1390758" calcext:value-type="float">
            <text:p>0.1390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624884" calcext:value-type="float">
            <text:p>-0.306248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066" calcext:value-type="float">
            <text:p>0.10510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237092" calcext:value-type="float">
            <text:p>-0.223709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5936" calcext:value-type="float">
            <text:p>0.07959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5758258" calcext:value-type="float">
            <text:p>-0.257582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2365" calcext:value-type="float">
            <text:p>0.07772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44909036" calcext:value-type="float">
            <text:p>-0.244909036</text:p>
          </table:table-cell>
          <table:table-cell office:value-type="float" office:value="0.05" calcext:value-type="float">
            <text:p>0.05</text:p>
          </table:table-cell>
          <table:table-cell office:value-type="float" office:value="0.17123716" calcext:value-type="float">
            <text:p>0.17123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9561134" calcext:value-type="float">
            <text:p>-0.295611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8165" calcext:value-type="float">
            <text:p>0.09908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7476048" calcext:value-type="float">
            <text:p>-0.2747604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473" calcext:value-type="float">
            <text:p>0.12064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2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09257" calcext:value-type="float">
            <text:p>0.00809257</text:p>
          </table:table-cell>
          <table:table-cell office:value-type="float" office:value="0.05" calcext:value-type="float">
            <text:p>0.05</text:p>
          </table:table-cell>
          <table:table-cell office:value-type="float" office:value="0.16794925" calcext:value-type="float">
            <text:p>0.16794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480751182" calcext:value-type="float">
            <text:p>-0.1480751182</text:p>
          </table:table-cell>
          <table:table-cell office:value-type="float" office:value="0.05" calcext:value-type="float">
            <text:p>0.05</text:p>
          </table:table-cell>
          <table:table-cell office:value-type="float" office:value="0.1289154695" calcext:value-type="float">
            <text:p>0.1289154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424584674" calcext:value-type="float">
            <text:p>-0.0424584674</text:p>
          </table:table-cell>
          <table:table-cell office:value-type="float" office:value="0.05" calcext:value-type="float">
            <text:p>0.05</text:p>
          </table:table-cell>
          <table:table-cell office:value-type="float" office:value="0.14946147" calcext:value-type="float">
            <text:p>0.14946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84259626" calcext:value-type="float">
            <text:p>-0.084259626</text:p>
          </table:table-cell>
          <table:table-cell office:value-type="float" office:value="0.05" calcext:value-type="float">
            <text:p>0.05</text:p>
          </table:table-cell>
          <table:table-cell office:value-type="float" office:value="0.13818064" calcext:value-type="float">
            <text:p>0.13818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7964576" calcext:value-type="float">
            <text:p>-0.157964576</text:p>
          </table:table-cell>
          <table:table-cell office:value-type="float" office:value="0.05" calcext:value-type="float">
            <text:p>0.05</text:p>
          </table:table-cell>
          <table:table-cell office:value-type="float" office:value="0.179111085" calcext:value-type="float">
            <text:p>0.179111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28935648" calcext:value-type="float">
            <text:p>-0.228935648</text:p>
          </table:table-cell>
          <table:table-cell office:value-type="float" office:value="0.05" calcext:value-type="float">
            <text:p>0.05</text:p>
          </table:table-cell>
          <table:table-cell office:value-type="float" office:value="0.15386808" calcext:value-type="float">
            <text:p>0.15386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446007" calcext:value-type="float">
            <text:p>-0.24460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294515" calcext:value-type="float">
            <text:p>0.07294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1290476" calcext:value-type="float">
            <text:p>-0.2129047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2117" calcext:value-type="float">
            <text:p>0.0442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5474754" calcext:value-type="float">
            <text:p>-0.254747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88075" calcext:value-type="float">
            <text:p>0.11888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53792298" calcext:value-type="float">
            <text:p>-0.1537922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91755" calcext:value-type="float">
            <text:p>0.104191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8109226" calcext:value-type="float">
            <text:p>-0.18109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2703" calcext:value-type="float">
            <text:p>0.0682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502962" calcext:value-type="float">
            <text:p>-0.225029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337" calcext:value-type="float">
            <text:p>0.1058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5289503" calcext:value-type="float">
            <text:p>-0.152895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72575" calcext:value-type="float">
            <text:p>0.105272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400222" calcext:value-type="float">
            <text:p>-0.24400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5266" calcext:value-type="float">
            <text:p>0.07352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6840954" calcext:value-type="float">
            <text:p>-0.36840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458942" calcext:value-type="float">
            <text:p>0.04589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4270528" calcext:value-type="float">
            <text:p>-0.34270528</text:p>
          </table:table-cell>
          <table:table-cell office:value-type="float" office:value="0.05" calcext:value-type="float">
            <text:p>0.05</text:p>
          </table:table-cell>
          <table:table-cell office:value-type="float" office:value="0.0360465" calcext:value-type="float">
            <text:p>0.0360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745596" calcext:value-type="float">
            <text:p>-0.27455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51055" calcext:value-type="float">
            <text:p>0.04151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2834556" calcext:value-type="float">
            <text:p>-0.22834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285671" calcext:value-type="float">
            <text:p>0.0285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268985" calcext:value-type="float">
            <text:p>-0.426898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166" calcext:value-type="float">
            <text:p>0.0531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2136366" calcext:value-type="float">
            <text:p>-0.42136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424" calcext:value-type="float">
            <text:p>0.0889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679775" calcext:value-type="float">
            <text:p>-0.36797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559" calcext:value-type="float">
            <text:p>0.1053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6186" calcext:value-type="float">
            <text:p>-0.286186</text:p>
          </table:table-cell>
          <table:table-cell office:value-type="float" office:value="0.05" calcext:value-type="float">
            <text:p>0.05</text:p>
          </table:table-cell>
          <table:table-cell office:value-type="float" office:value="0.05266735" calcext:value-type="float">
            <text:p>0.05266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2025016" calcext:value-type="float">
            <text:p>-0.42025016</text:p>
          </table:table-cell>
          <table:table-cell office:value-type="float" office:value="0.05" calcext:value-type="float">
            <text:p>0.05</text:p>
          </table:table-cell>
          <table:table-cell office:value-type="float" office:value="0.0549738" calcext:value-type="float">
            <text:p>0.0549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2042396" calcext:value-type="float">
            <text:p>-0.52042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30898" calcext:value-type="float">
            <text:p>0.04308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940631" calcext:value-type="float">
            <text:p>-0.4940631</text:p>
          </table:table-cell>
          <table:table-cell office:value-type="float" office:value="0.05" calcext:value-type="float">
            <text:p>0.05</text:p>
          </table:table-cell>
          <table:table-cell office:value-type="float" office:value="0.0176392" calcext:value-type="float">
            <text:p>0.0176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2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9531008" calcext:value-type="float">
            <text:p>-0.109531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226085" calcext:value-type="float">
            <text:p>0.084226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319783762" calcext:value-type="float">
            <text:p>-0.0319783762</text:p>
          </table:table-cell>
          <table:table-cell office:value-type="float" office:value="0.05" calcext:value-type="float">
            <text:p>0.05</text:p>
          </table:table-cell>
          <table:table-cell office:value-type="float" office:value="0.049134976" calcext:value-type="float">
            <text:p>0.049134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215387" calcext:value-type="float">
            <text:p>-0.0921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62182705" calcext:value-type="float">
            <text:p>0.062182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3113736" calcext:value-type="float">
            <text:p>-0.231137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7525" calcext:value-type="float">
            <text:p>0.0897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3320602" calcext:value-type="float">
            <text:p>-0.33320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87958" calcext:value-type="float">
            <text:p>0.02879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7416032" calcext:value-type="float">
            <text:p>-0.27416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5669" calcext:value-type="float">
            <text:p>0.09656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6657374" calcext:value-type="float">
            <text:p>-0.16657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583" calcext:value-type="float">
            <text:p>0.0695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034547" calcext:value-type="float">
            <text:p>-0.3034547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2585" calcext:value-type="float">
            <text:p>0.12062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2669038" calcext:value-type="float">
            <text:p>-0.32669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5593" calcext:value-type="float">
            <text:p>0.06155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6042316" calcext:value-type="float">
            <text:p>-0.26042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4788895" calcext:value-type="float">
            <text:p>0.04788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565656" calcext:value-type="float">
            <text:p>-0.4565656</text:p>
          </table:table-cell>
          <table:table-cell office:value-type="float" office:value="0.05" calcext:value-type="float">
            <text:p>0.05</text:p>
          </table:table-cell>
          <table:table-cell office:value-type="float" office:value="0.027175" calcext:value-type="float">
            <text:p>0.027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7295452" calcext:value-type="float">
            <text:p>-0.3729545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952" calcext:value-type="float">
            <text:p>0.1074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43649624" calcext:value-type="float">
            <text:p>-0.43649624</text:p>
          </table:table-cell>
          <table:table-cell office:value-type="float" office:value="0.05" calcext:value-type="float">
            <text:p>0.05</text:p>
          </table:table-cell>
          <table:table-cell office:value-type="float" office:value="0.11198285" calcext:value-type="float">
            <text:p>0.11198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45569312" calcext:value-type="float">
            <text:p>-0.455693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3748500000001" calcext:value-type="float">
            <text:p>0.08337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47040248" calcext:value-type="float">
            <text:p>-0.47040248</text:p>
          </table:table-cell>
          <table:table-cell office:value-type="float" office:value="0.05" calcext:value-type="float">
            <text:p>0.05</text:p>
          </table:table-cell>
          <table:table-cell office:value-type="float" office:value="0.12463575" calcext:value-type="float">
            <text:p>0.12463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43818314" calcext:value-type="float">
            <text:p>-0.43818314</text:p>
          </table:table-cell>
          <table:table-cell office:value-type="float" office:value="0.05" calcext:value-type="float">
            <text:p>0.05</text:p>
          </table:table-cell>
          <table:table-cell office:value-type="float" office:value="0.1354391" calcext:value-type="float">
            <text:p>0.13543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302716" calcext:value-type="float">
            <text:p>-0.430271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824" calcext:value-type="float">
            <text:p>0.1060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9324852" calcext:value-type="float">
            <text:p>-0.39324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5081805" calcext:value-type="float">
            <text:p>0.05081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50997652" calcext:value-type="float">
            <text:p>-0.50997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0945" calcext:value-type="float">
            <text:p>0.09020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6119289" calcext:value-type="float">
            <text:p>-0.6119289</text:p>
          </table:table-cell>
          <table:table-cell office:value-type="float" office:value="0.05" calcext:value-type="float">
            <text:p>0.05</text:p>
          </table:table-cell>
          <table:table-cell office:value-type="float" office:value="0.0484498" calcext:value-type="float">
            <text:p>0.04844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56846542" calcext:value-type="float">
            <text:p>-0.56846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3458705" calcext:value-type="float">
            <text:p>0.13458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08082" calcext:value-type="float">
            <text:p>-0.508082</text:p>
          </table:table-cell>
          <table:table-cell office:value-type="float" office:value="0.05" calcext:value-type="float">
            <text:p>0.05</text:p>
          </table:table-cell>
          <table:table-cell office:value-type="float" office:value="0.0482416" calcext:value-type="float">
            <text:p>0.0482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5012438" calcext:value-type="float">
            <text:p>-0.55012438</text:p>
          </table:table-cell>
          <table:table-cell office:value-type="float" office:value="0.05" calcext:value-type="float">
            <text:p>0.05</text:p>
          </table:table-cell>
          <table:table-cell office:value-type="float" office:value="0.04562405" calcext:value-type="float">
            <text:p>0.04562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0931106" calcext:value-type="float">
            <text:p>-0.6093110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99" calcext:value-type="float">
            <text:p>0.100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6458105" calcext:value-type="float">
            <text:p>-0.645810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53695" calcext:value-type="float">
            <text:p>0.12253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3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7214223" calcext:value-type="float">
            <text:p>-0.17214223</text:p>
          </table:table-cell>
          <table:table-cell office:value-type="float" office:value="0.05" calcext:value-type="float">
            <text:p>0.05</text:p>
          </table:table-cell>
          <table:table-cell office:value-type="float" office:value="0.174205475" calcext:value-type="float">
            <text:p>0.174205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20234152" calcext:value-type="float">
            <text:p>-0.202341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918" calcext:value-type="float">
            <text:p>0.0950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41517" calcext:value-type="float">
            <text:p>-0.2415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82919" calcext:value-type="float">
            <text:p>0.1282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972634628" calcext:value-type="float">
            <text:p>-0.2972634628</text:p>
          </table:table-cell>
          <table:table-cell office:value-type="float" office:value="0.05" calcext:value-type="float">
            <text:p>0.05</text:p>
          </table:table-cell>
          <table:table-cell office:value-type="float" office:value="0.250725293" calcext:value-type="float">
            <text:p>0.250725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41655926" calcext:value-type="float">
            <text:p>-0.416559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1955" calcext:value-type="float">
            <text:p>0.09691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48952448" calcext:value-type="float">
            <text:p>-0.48952448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3085" calcext:value-type="float">
            <text:p>0.22463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4931895" calcext:value-type="float">
            <text:p>-0.493189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2445" calcext:value-type="float">
            <text:p>0.12272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47460722" calcext:value-type="float">
            <text:p>-0.47460722</text:p>
          </table:table-cell>
          <table:table-cell office:value-type="float" office:value="0.05" calcext:value-type="float">
            <text:p>0.05</text:p>
          </table:table-cell>
          <table:table-cell office:value-type="float" office:value="0.2709821" calcext:value-type="float">
            <text:p>0.2709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54742342" calcext:value-type="float">
            <text:p>-0.54742342</text:p>
          </table:table-cell>
          <table:table-cell office:value-type="float" office:value="0.05" calcext:value-type="float">
            <text:p>0.05</text:p>
          </table:table-cell>
          <table:table-cell office:value-type="float" office:value="0.1720877" calcext:value-type="float">
            <text:p>0.1720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6488435" calcext:value-type="float">
            <text:p>-0.6488435</text:p>
          </table:table-cell>
          <table:table-cell office:value-type="float" office:value="0.05" calcext:value-type="float">
            <text:p>0.05</text:p>
          </table:table-cell>
          <table:table-cell office:value-type="float" office:value="0.25006125" calcext:value-type="float">
            <text:p>0.25006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5586007" calcext:value-type="float">
            <text:p>-0.5586007</text:p>
          </table:table-cell>
          <table:table-cell office:value-type="float" office:value="0.05" calcext:value-type="float">
            <text:p>0.05</text:p>
          </table:table-cell>
          <table:table-cell office:value-type="float" office:value="0.2225945" calcext:value-type="float">
            <text:p>0.2225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56381102" calcext:value-type="float">
            <text:p>-0.56381102</text:p>
          </table:table-cell>
          <table:table-cell office:value-type="float" office:value="0.05" calcext:value-type="float">
            <text:p>0.05</text:p>
          </table:table-cell>
          <table:table-cell office:value-type="float" office:value="0.2942098" calcext:value-type="float">
            <text:p>0.2942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76970128" calcext:value-type="float">
            <text:p>-0.76970128</text:p>
          </table:table-cell>
          <table:table-cell office:value-type="float" office:value="0.05" calcext:value-type="float">
            <text:p>0.05</text:p>
          </table:table-cell>
          <table:table-cell office:value-type="float" office:value="0.29767925" calcext:value-type="float">
            <text:p>0.29767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8543238" calcext:value-type="float">
            <text:p>-0.88543238</text:p>
          </table:table-cell>
          <table:table-cell office:value-type="float" office:value="0.05" calcext:value-type="float">
            <text:p>0.05</text:p>
          </table:table-cell>
          <table:table-cell office:value-type="float" office:value="0.2128914" calcext:value-type="float">
            <text:p>0.2128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81944768" calcext:value-type="float">
            <text:p>-0.81944768</text:p>
          </table:table-cell>
          <table:table-cell office:value-type="float" office:value="0.05" calcext:value-type="float">
            <text:p>0.05</text:p>
          </table:table-cell>
          <table:table-cell office:value-type="float" office:value="0.2994862" calcext:value-type="float">
            <text:p>0.29948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923328" calcext:value-type="float">
            <text:p>-0.923328</text:p>
          </table:table-cell>
          <table:table-cell office:value-type="float" office:value="0.05" calcext:value-type="float">
            <text:p>0.05</text:p>
          </table:table-cell>
          <table:table-cell office:value-type="float" office:value="0.29915415" calcext:value-type="float">
            <text:p>0.29915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8088185" calcext:value-type="float">
            <text:p>-0.80881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41597" calcext:value-type="float">
            <text:p>0.27415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95605454" calcext:value-type="float">
            <text:p>-0.95605454</text:p>
          </table:table-cell>
          <table:table-cell office:value-type="float" office:value="0.05" calcext:value-type="float">
            <text:p>0.05</text:p>
          </table:table-cell>
          <table:table-cell office:value-type="float" office:value="0.2219296" calcext:value-type="float">
            <text:p>0.22192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99534536" calcext:value-type="float">
            <text:p>-0.99534536</text:p>
          </table:table-cell>
          <table:table-cell office:value-type="float" office:value="0.05" calcext:value-type="float">
            <text:p>0.05</text:p>
          </table:table-cell>
          <table:table-cell office:value-type="float" office:value="0.40797885" calcext:value-type="float">
            <text:p>0.40797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88219134" calcext:value-type="float">
            <text:p>-0.88219134</text:p>
          </table:table-cell>
          <table:table-cell office:value-type="float" office:value="0.05" calcext:value-type="float">
            <text:p>0.05</text:p>
          </table:table-cell>
          <table:table-cell office:value-type="float" office:value="0.2532187" calcext:value-type="float">
            <text:p>0.25321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9396414" calcext:value-type="float">
            <text:p>-0.93964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046185" calcext:value-type="float">
            <text:p>0.24046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.07016488" calcext:value-type="float">
            <text:p>-1.0701648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5538" calcext:value-type="float">
            <text:p>0.1465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0744446" calcext:value-type="float">
            <text:p>-1.0744446</text:p>
          </table:table-cell>
          <table:table-cell office:value-type="float" office:value="0.05" calcext:value-type="float">
            <text:p>0.05</text:p>
          </table:table-cell>
          <table:table-cell office:value-type="float" office:value="0.357618" calcext:value-type="float">
            <text:p>0.357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.14345422" calcext:value-type="float">
            <text:p>-1.14345422</text:p>
          </table:table-cell>
          <table:table-cell office:value-type="float" office:value="0.05" calcext:value-type="float">
            <text:p>0.05</text:p>
          </table:table-cell>
          <table:table-cell office:value-type="float" office:value="0.31897445" calcext:value-type="float">
            <text:p>0.31897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32118018" calcext:value-type="float">
            <text:p>-1.32118018</text:p>
          </table:table-cell>
          <table:table-cell office:value-type="float" office:value="0.05" calcext:value-type="float">
            <text:p>0.05</text:p>
          </table:table-cell>
          <table:table-cell office:value-type="float" office:value="0.35973705" calcext:value-type="float">
            <text:p>0.35973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table table:name="3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403105" calcext:value-type="float">
            <text:p>-0.39403105</text:p>
          </table:table-cell>
          <table:table-cell office:value-type="float" office:value="0.05" calcext:value-type="float">
            <text:p>0.05</text:p>
          </table:table-cell>
          <table:table-cell office:value-type="float" office:value="0.267103125" calcext:value-type="float">
            <text:p>0.267103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46647444" calcext:value-type="float">
            <text:p>-0.46647444</text:p>
          </table:table-cell>
          <table:table-cell office:value-type="float" office:value="0.05" calcext:value-type="float">
            <text:p>0.05</text:p>
          </table:table-cell>
          <table:table-cell office:value-type="float" office:value="0.26861985" calcext:value-type="float">
            <text:p>0.26861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73131708" calcext:value-type="float">
            <text:p>-0.731317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84271" calcext:value-type="float">
            <text:p>0.11842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65922232" calcext:value-type="float">
            <text:p>-0.65922232</text:p>
          </table:table-cell>
          <table:table-cell office:value-type="float" office:value="0.05" calcext:value-type="float">
            <text:p>0.05</text:p>
          </table:table-cell>
          <table:table-cell office:value-type="float" office:value="0.1975643" calcext:value-type="float">
            <text:p>0.1975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85315922" calcext:value-type="float">
            <text:p>-0.85315922</text:p>
          </table:table-cell>
          <table:table-cell office:value-type="float" office:value="0.05" calcext:value-type="float">
            <text:p>0.05</text:p>
          </table:table-cell>
          <table:table-cell office:value-type="float" office:value="0.23442205" calcext:value-type="float">
            <text:p>0.23442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83516668" calcext:value-type="float">
            <text:p>-0.83516668</text:p>
          </table:table-cell>
          <table:table-cell office:value-type="float" office:value="0.05" calcext:value-type="float">
            <text:p>0.05</text:p>
          </table:table-cell>
          <table:table-cell office:value-type="float" office:value="0.1748968" calcext:value-type="float">
            <text:p>0.17489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9772224" calcext:value-type="float">
            <text:p>-0.99772224</text:p>
          </table:table-cell>
          <table:table-cell office:value-type="float" office:value="0.05" calcext:value-type="float">
            <text:p>0.05</text:p>
          </table:table-cell>
          <table:table-cell office:value-type="float" office:value="0.1669392" calcext:value-type="float">
            <text:p>0.1669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3014178" calcext:value-type="float">
            <text:p>-1.03014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0506" calcext:value-type="float">
            <text:p>0.1030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0373188" calcext:value-type="float">
            <text:p>-1.10373188</text:p>
          </table:table-cell>
          <table:table-cell office:value-type="float" office:value="0.05" calcext:value-type="float">
            <text:p>0.05</text:p>
          </table:table-cell>
          <table:table-cell office:value-type="float" office:value="0.1281898" calcext:value-type="float">
            <text:p>0.12818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0659522" calcext:value-type="float">
            <text:p>-1.06595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555" calcext:value-type="float">
            <text:p>0.0876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2188422" calcext:value-type="float">
            <text:p>-1.2188422</text:p>
          </table:table-cell>
          <table:table-cell office:value-type="float" office:value="0.05" calcext:value-type="float">
            <text:p>0.05</text:p>
          </table:table-cell>
          <table:table-cell office:value-type="float" office:value="0.1599185" calcext:value-type="float">
            <text:p>0.159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3243294" calcext:value-type="float">
            <text:p>-1.3243294</text:p>
          </table:table-cell>
          <table:table-cell office:value-type="float" office:value="0.05" calcext:value-type="float">
            <text:p>0.05</text:p>
          </table:table-cell>
          <table:table-cell office:value-type="float" office:value="0.1641545" calcext:value-type="float">
            <text:p>0.1641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313583" calcext:value-type="float">
            <text:p>-1.3135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5505" calcext:value-type="float">
            <text:p>0.1185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.3169476" calcext:value-type="float">
            <text:p>-1.31694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945" calcext:value-type="float">
            <text:p>0.0843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.456168" calcext:value-type="float">
            <text:p>-1.4561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9375" calcext:value-type="float">
            <text:p>0.1219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.5262174" calcext:value-type="float">
            <text:p>-1.52621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295" calcext:value-type="float">
            <text:p>0.1051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.6032158" calcext:value-type="float">
            <text:p>-1.6032158</text:p>
          </table:table-cell>
          <table:table-cell office:value-type="float" office:value="0.05" calcext:value-type="float">
            <text:p>0.05</text:p>
          </table:table-cell>
          <table:table-cell office:value-type="float" office:value="0.152562" calcext:value-type="float">
            <text:p>0.152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.6135708" calcext:value-type="float">
            <text:p>-1.6135708</text:p>
          </table:table-cell>
          <table:table-cell office:value-type="float" office:value="0.05" calcext:value-type="float">
            <text:p>0.05</text:p>
          </table:table-cell>
          <table:table-cell office:value-type="float" office:value="0.2223285" calcext:value-type="float">
            <text:p>0.2223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.682465" calcext:value-type="float">
            <text:p>-1.682465</text:p>
          </table:table-cell>
          <table:table-cell office:value-type="float" office:value="0.05" calcext:value-type="float">
            <text:p>0.05</text:p>
          </table:table-cell>
          <table:table-cell office:value-type="float" office:value="0.19133" calcext:value-type="float">
            <text:p>0.19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.8394858" calcext:value-type="float">
            <text:p>-1.83948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9935" calcext:value-type="float">
            <text:p>0.1169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.0349602" calcext:value-type="float">
            <text:p>-2.0349602</text:p>
          </table:table-cell>
          <table:table-cell office:value-type="float" office:value="0.05" calcext:value-type="float">
            <text:p>0.05</text:p>
          </table:table-cell>
          <table:table-cell office:value-type="float" office:value="0.3519135" calcext:value-type="float">
            <text:p>0.3519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.1760402" calcext:value-type="float">
            <text:p>-2.1760402</text:p>
          </table:table-cell>
          <table:table-cell office:value-type="float" office:value="0.05" calcext:value-type="float">
            <text:p>0.05</text:p>
          </table:table-cell>
          <table:table-cell office:value-type="float" office:value="0.198684" calcext:value-type="float">
            <text:p>0.198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.3630524" calcext:value-type="float">
            <text:p>-2.3630524</text:p>
          </table:table-cell>
          <table:table-cell office:value-type="float" office:value="0.05" calcext:value-type="float">
            <text:p>0.05</text:p>
          </table:table-cell>
          <table:table-cell office:value-type="float" office:value="0.2253215" calcext:value-type="float">
            <text:p>0.2253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.3634932" calcext:value-type="float">
            <text:p>-2.3634932</text:p>
          </table:table-cell>
          <table:table-cell office:value-type="float" office:value="0.05" calcext:value-type="float">
            <text:p>0.05</text:p>
          </table:table-cell>
          <table:table-cell office:value-type="float" office:value="0.1944895" calcext:value-type="float">
            <text:p>0.1944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.4367354" calcext:value-type="float">
            <text:p>-2.4367354</text:p>
          </table:table-cell>
          <table:table-cell office:value-type="float" office:value="0.05" calcext:value-type="float">
            <text:p>0.05</text:p>
          </table:table-cell>
          <table:table-cell office:value-type="float" office:value="0.1924115" calcext:value-type="float">
            <text:p>0.1924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visibility="filter" table:number-rows-repeated="3">
          <table:table-cell table:number-columns-repeated="4"/>
        </table:table-row>
        <table:table-row table:style-name="ro1" table:visibility="filter">
          <table:table-cell table:number-columns-repeated="4"/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10.1C'.A1:'10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15C.A1:1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15.1C'.A1:'15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20C.A1:2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25C.A1:2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30C.A1:3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35C.A1:3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4:02:30.889323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06T14:30:12.163099857</dc:date>
    <meta:editing-duration>PT2H37M53S</meta:editing-duration>
    <meta:editing-cycles>22</meta:editing-cycles>
    <meta:generator>LibreOffice/5.3.7.2.0$Linux_X86_64 LibreOffice_project/30$Build-2</meta:generator>
    <meta:document-statistic meta:table-count="8" meta:cell-count="1452" meta:object-count="0"/>
  </office:meta>
</office:document-meta>
</file>